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6.027cm"/>
    </style:style>
    <style:style style:name="co7" style:family="table-column">
      <style:table-column-properties fo:break-before="auto" style:column-width="7.9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acto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M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y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+[.B2]" office:value-type="float" office:value="1" calcext:value-type="float">
            <text:p>1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*2" office:value-type="float" office:value="4" calcext:value-type="float">
            <text:p>4</text:p>
          </table:table-cell>
          <table:table-cell table:formula="of:=[.F2]*2" office:value-type="float" office:value="8" calcext:value-type="float">
            <text:p>8</text:p>
          </table:table-cell>
          <table:table-cell table:formula="of:=[.G2]*2" office:value-type="float" office:value="16" calcext:value-type="float">
            <text:p>16</text:p>
          </table:table-cell>
          <table:table-cell table:formula="of:=[.H2]*2" office:value-type="float" office:value="32" calcext:value-type="float">
            <text:p>32</text:p>
          </table:table-cell>
          <table:table-cell table:formula="of:=[.I2]*2" office:value-type="float" office:value="64" calcext:value-type="float">
            <text:p>64</text:p>
          </table:table-cell>
          <table:table-cell table:formula="of:=[.J2]*2" office:value-type="float" office:value="128" calcext:value-type="float">
            <text:p>128</text:p>
          </table:table-cell>
          <table:table-cell table:formula="of:=[.K2]*2" office:value-type="float" office:value="256" calcext:value-type="float">
            <text:p>256</text:p>
          </table:table-cell>
          <table:table-cell/>
          <table:table-cell table:formula="of:=[.C2]" office:value-type="float" office:value="0" calcext:value-type="float">
            <text:p>0</text:p>
          </table:table-cell>
          <table:table-cell table:formula="of:=[.N2]+[.D2]" office:value-type="float" office:value="1" calcext:value-type="float">
            <text:p>1</text:p>
          </table:table-cell>
          <table:table-cell table:formula="of:=[.O2]+[.E2]" office:value-type="float" office:value="3" calcext:value-type="float">
            <text:p>3</text:p>
          </table:table-cell>
          <table:table-cell table:formula="of:=[.P2]+[.F2]" office:value-type="float" office:value="7" calcext:value-type="float">
            <text:p>7</text:p>
          </table:table-cell>
          <table:table-cell table:formula="of:=[.Q2]+[.G2]" office:value-type="float" office:value="15" calcext:value-type="float">
            <text:p>15</text:p>
          </table:table-cell>
          <table:table-cell table:formula="of:=[.R2]+[.H2]" office:value-type="float" office:value="31" calcext:value-type="float">
            <text:p>31</text:p>
          </table:table-cell>
          <table:table-cell table:formula="of:=[.S2]+[.I2]" office:value-type="float" office:value="63" calcext:value-type="float">
            <text:p>63</text:p>
          </table:table-cell>
          <table:table-cell table:formula="of:=[.T2]+[.J2]" office:value-type="float" office:value="127" calcext:value-type="float">
            <text:p>127</text:p>
          </table:table-cell>
          <table:table-cell table:formula="of:=[.U2]+[.K2]" office:value-type="float" office:value="255" calcext:value-type="float">
            <text:p>255</text:p>
          </table:table-cell>
          <table:table-cell table:formula="of:=[.V2]+[.L2]"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By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+[.B3]" office:value-type="float" office:value="2" calcext:value-type="float">
            <text:p>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*2" office:value-type="float" office:value="8" calcext:value-type="float">
            <text:p>8</text:p>
          </table:table-cell>
          <table:table-cell table:formula="of:=[.F3]*2" office:value-type="float" office:value="16" calcext:value-type="float">
            <text:p>16</text:p>
          </table:table-cell>
          <table:table-cell table:formula="of:=[.G3]*2" office:value-type="float" office:value="32" calcext:value-type="float">
            <text:p>32</text:p>
          </table:table-cell>
          <table:table-cell table:formula="of:=[.H3]*2" office:value-type="float" office:value="64" calcext:value-type="float">
            <text:p>64</text:p>
          </table:table-cell>
          <table:table-cell table:formula="of:=[.I3]*2" office:value-type="float" office:value="128" calcext:value-type="float">
            <text:p>128</text:p>
          </table:table-cell>
          <table:table-cell table:formula="of:=[.J3]*2" office:value-type="float" office:value="256" calcext:value-type="float">
            <text:p>256</text:p>
          </table:table-cell>
          <table:table-cell table:formula="of:=[.K3]*2" office:value-type="float" office:value="512" calcext:value-type="float">
            <text:p>512</text:p>
          </table:table-cell>
          <table:table-cell/>
          <table:table-cell table:formula="of:=[.C3]" office:value-type="float" office:value="0" calcext:value-type="float">
            <text:p>0</text:p>
          </table:table-cell>
          <table:table-cell table:formula="of:=[.N3]+[.D3]" office:value-type="float" office:value="2" calcext:value-type="float">
            <text:p>2</text:p>
          </table:table-cell>
          <table:table-cell table:formula="of:=[.O3]+[.E3]" office:value-type="float" office:value="6" calcext:value-type="float">
            <text:p>6</text:p>
          </table:table-cell>
          <table:table-cell table:formula="of:=[.P3]+[.F3]" office:value-type="float" office:value="14" calcext:value-type="float">
            <text:p>14</text:p>
          </table:table-cell>
          <table:table-cell table:formula="of:=[.Q3]+[.G3]" office:value-type="float" office:value="30" calcext:value-type="float">
            <text:p>30</text:p>
          </table:table-cell>
          <table:table-cell table:formula="of:=[.R3]+[.H3]" office:value-type="float" office:value="62" calcext:value-type="float">
            <text:p>62</text:p>
          </table:table-cell>
          <table:table-cell table:formula="of:=[.S3]+[.I3]" office:value-type="float" office:value="126" calcext:value-type="float">
            <text:p>126</text:p>
          </table:table-cell>
          <table:table-cell table:formula="of:=[.T3]+[.J3]" office:value-type="float" office:value="254" calcext:value-type="float">
            <text:p>254</text:p>
          </table:table-cell>
          <table:table-cell table:formula="of:=[.U3]+[.K3]" office:value-type="float" office:value="510" calcext:value-type="float">
            <text:p>510</text:p>
          </table:table-cell>
          <table:table-cell table:formula="of:=[.V3]+[.L3]"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By 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+[.B4]" office:value-type="float" office:value="3" calcext:value-type="float">
            <text:p>3</text:p>
          </table:table-cell>
          <table:table-cell table:formula="of:=[.D4]*2" office:value-type="float" office:value="6" calcext:value-type="float">
            <text:p>6</text:p>
          </table:table-cell>
          <table:table-cell table:formula="of:=[.E4]*2" office:value-type="float" office:value="12" calcext:value-type="float">
            <text:p>12</text:p>
          </table:table-cell>
          <table:table-cell table:formula="of:=[.F4]*2" office:value-type="float" office:value="24" calcext:value-type="float">
            <text:p>24</text:p>
          </table:table-cell>
          <table:table-cell table:formula="of:=[.G4]*2" office:value-type="float" office:value="48" calcext:value-type="float">
            <text:p>48</text:p>
          </table:table-cell>
          <table:table-cell table:formula="of:=[.H4]*2" office:value-type="float" office:value="96" calcext:value-type="float">
            <text:p>96</text:p>
          </table:table-cell>
          <table:table-cell table:formula="of:=[.I4]*2" office:value-type="float" office:value="192" calcext:value-type="float">
            <text:p>192</text:p>
          </table:table-cell>
          <table:table-cell table:formula="of:=[.J4]*2" office:value-type="float" office:value="384" calcext:value-type="float">
            <text:p>384</text:p>
          </table:table-cell>
          <table:table-cell table:formula="of:=[.K4]*2" office:value-type="float" office:value="768" calcext:value-type="float">
            <text:p>768</text:p>
          </table:table-cell>
          <table:table-cell/>
          <table:table-cell table:formula="of:=[.C4]" office:value-type="float" office:value="0" calcext:value-type="float">
            <text:p>0</text:p>
          </table:table-cell>
          <table:table-cell table:formula="of:=[.N4]+[.D4]" office:value-type="float" office:value="3" calcext:value-type="float">
            <text:p>3</text:p>
          </table:table-cell>
          <table:table-cell table:formula="of:=[.O4]+[.E4]" office:value-type="float" office:value="9" calcext:value-type="float">
            <text:p>9</text:p>
          </table:table-cell>
          <table:table-cell table:formula="of:=[.P4]+[.F4]" office:value-type="float" office:value="21" calcext:value-type="float">
            <text:p>21</text:p>
          </table:table-cell>
          <table:table-cell table:formula="of:=[.Q4]+[.G4]" office:value-type="float" office:value="45" calcext:value-type="float">
            <text:p>45</text:p>
          </table:table-cell>
          <table:table-cell table:formula="of:=[.R4]+[.H4]" office:value-type="float" office:value="93" calcext:value-type="float">
            <text:p>93</text:p>
          </table:table-cell>
          <table:table-cell table:formula="of:=[.S4]+[.I4]" office:value-type="float" office:value="189" calcext:value-type="float">
            <text:p>189</text:p>
          </table:table-cell>
          <table:table-cell table:formula="of:=[.T4]+[.J4]" office:value-type="float" office:value="381" calcext:value-type="float">
            <text:p>381</text:p>
          </table:table-cell>
          <table:table-cell table:formula="of:=[.U4]+[.K4]" office:value-type="float" office:value="765" calcext:value-type="float">
            <text:p>765</text:p>
          </table:table-cell>
          <table:table-cell table:formula="of:=[.V4]+[.L4]"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By 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+[.B5]" office:value-type="float" office:value="4" calcext:value-type="float">
            <text:p>4</text:p>
          </table:table-cell>
          <table:table-cell table:formula="of:=[.D5]*2" office:value-type="float" office:value="8" calcext:value-type="float">
            <text:p>8</text:p>
          </table:table-cell>
          <table:table-cell table:formula="of:=[.E5]*2" office:value-type="float" office:value="16" calcext:value-type="float">
            <text:p>16</text:p>
          </table:table-cell>
          <table:table-cell table:formula="of:=[.F5]*2" office:value-type="float" office:value="32" calcext:value-type="float">
            <text:p>32</text:p>
          </table:table-cell>
          <table:table-cell table:formula="of:=[.G5]*2" office:value-type="float" office:value="64" calcext:value-type="float">
            <text:p>64</text:p>
          </table:table-cell>
          <table:table-cell table:formula="of:=[.H5]*2" office:value-type="float" office:value="128" calcext:value-type="float">
            <text:p>128</text:p>
          </table:table-cell>
          <table:table-cell table:formula="of:=[.I5]*2" office:value-type="float" office:value="256" calcext:value-type="float">
            <text:p>256</text:p>
          </table:table-cell>
          <table:table-cell table:formula="of:=[.J5]*2" office:value-type="float" office:value="512" calcext:value-type="float">
            <text:p>512</text:p>
          </table:table-cell>
          <table:table-cell table:formula="of:=[.K5]*2" office:value-type="float" office:value="1024" calcext:value-type="float">
            <text:p>1024</text:p>
          </table:table-cell>
          <table:table-cell/>
          <table:table-cell table:formula="of:=[.C5]" office:value-type="float" office:value="0" calcext:value-type="float">
            <text:p>0</text:p>
          </table:table-cell>
          <table:table-cell table:formula="of:=[.N5]+[.D5]" office:value-type="float" office:value="4" calcext:value-type="float">
            <text:p>4</text:p>
          </table:table-cell>
          <table:table-cell table:formula="of:=[.O5]+[.E5]" office:value-type="float" office:value="12" calcext:value-type="float">
            <text:p>12</text:p>
          </table:table-cell>
          <table:table-cell table:formula="of:=[.P5]+[.F5]" office:value-type="float" office:value="28" calcext:value-type="float">
            <text:p>28</text:p>
          </table:table-cell>
          <table:table-cell table:formula="of:=[.Q5]+[.G5]" office:value-type="float" office:value="60" calcext:value-type="float">
            <text:p>60</text:p>
          </table:table-cell>
          <table:table-cell table:formula="of:=[.R5]+[.H5]" office:value-type="float" office:value="124" calcext:value-type="float">
            <text:p>124</text:p>
          </table:table-cell>
          <table:table-cell table:formula="of:=[.S5]+[.I5]" office:value-type="float" office:value="252" calcext:value-type="float">
            <text:p>252</text:p>
          </table:table-cell>
          <table:table-cell table:formula="of:=[.T5]+[.J5]" office:value-type="float" office:value="508" calcext:value-type="float">
            <text:p>508</text:p>
          </table:table-cell>
          <table:table-cell table:formula="of:=[.U5]+[.K5]" office:value-type="float" office:value="1020" calcext:value-type="float">
            <text:p>1020</text:p>
          </table:table-cell>
          <table:table-cell table:formula="of:=[.V5]+[.L5]"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By 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5" calcext:value-type="float">
            <text:p>5</text:p>
          </table:table-cell>
          <table:table-cell table:formula="of:=[.D6]*2" office:value-type="float" office:value="10" calcext:value-type="float">
            <text:p>10</text:p>
          </table:table-cell>
          <table:table-cell table:formula="of:=[.E6]*2" office:value-type="float" office:value="20" calcext:value-type="float">
            <text:p>20</text:p>
          </table:table-cell>
          <table:table-cell table:formula="of:=[.F6]*2" office:value-type="float" office:value="40" calcext:value-type="float">
            <text:p>40</text:p>
          </table:table-cell>
          <table:table-cell table:formula="of:=[.G6]*2" office:value-type="float" office:value="80" calcext:value-type="float">
            <text:p>80</text:p>
          </table:table-cell>
          <table:table-cell table:formula="of:=[.H6]*2" office:value-type="float" office:value="160" calcext:value-type="float">
            <text:p>160</text:p>
          </table:table-cell>
          <table:table-cell table:formula="of:=[.I6]*2" office:value-type="float" office:value="320" calcext:value-type="float">
            <text:p>320</text:p>
          </table:table-cell>
          <table:table-cell table:formula="of:=[.J6]*2" office:value-type="float" office:value="640" calcext:value-type="float">
            <text:p>640</text:p>
          </table:table-cell>
          <table:table-cell table:formula="of:=[.K6]*2" office:value-type="float" office:value="1280" calcext:value-type="float">
            <text:p>1280</text:p>
          </table:table-cell>
          <table:table-cell/>
          <table:table-cell table:formula="of:=[.C6]" office:value-type="float" office:value="0" calcext:value-type="float">
            <text:p>0</text:p>
          </table:table-cell>
          <table:table-cell table:formula="of:=[.N6]+[.D6]" office:value-type="float" office:value="5" calcext:value-type="float">
            <text:p>5</text:p>
          </table:table-cell>
          <table:table-cell table:formula="of:=[.O6]+[.E6]" office:value-type="float" office:value="15" calcext:value-type="float">
            <text:p>15</text:p>
          </table:table-cell>
          <table:table-cell table:formula="of:=[.P6]+[.F6]" office:value-type="float" office:value="35" calcext:value-type="float">
            <text:p>35</text:p>
          </table:table-cell>
          <table:table-cell table:formula="of:=[.Q6]+[.G6]" office:value-type="float" office:value="75" calcext:value-type="float">
            <text:p>75</text:p>
          </table:table-cell>
          <table:table-cell table:formula="of:=[.R6]+[.H6]" office:value-type="float" office:value="155" calcext:value-type="float">
            <text:p>155</text:p>
          </table:table-cell>
          <table:table-cell table:formula="of:=[.S6]+[.I6]" office:value-type="float" office:value="315" calcext:value-type="float">
            <text:p>315</text:p>
          </table:table-cell>
          <table:table-cell table:formula="of:=[.T6]+[.J6]" office:value-type="float" office:value="635" calcext:value-type="float">
            <text:p>635</text:p>
          </table:table-cell>
          <table:table-cell table:formula="of:=[.U6]+[.K6]" office:value-type="float" office:value="1275" calcext:value-type="float">
            <text:p>1275</text:p>
          </table:table-cell>
          <table:table-cell table:formula="of:=[.V6]+[.L6]"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By 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]+[.B7]" office:value-type="float" office:value="6" calcext:value-type="float">
            <text:p>6</text:p>
          </table:table-cell>
          <table:table-cell table:formula="of:=[.D7]*2" office:value-type="float" office:value="12" calcext:value-type="float">
            <text:p>12</text:p>
          </table:table-cell>
          <table:table-cell table:formula="of:=[.E7]*2" office:value-type="float" office:value="24" calcext:value-type="float">
            <text:p>24</text:p>
          </table:table-cell>
          <table:table-cell table:formula="of:=[.F7]*2" office:value-type="float" office:value="48" calcext:value-type="float">
            <text:p>48</text:p>
          </table:table-cell>
          <table:table-cell table:formula="of:=[.G7]*2" office:value-type="float" office:value="96" calcext:value-type="float">
            <text:p>96</text:p>
          </table:table-cell>
          <table:table-cell table:formula="of:=[.H7]*2" office:value-type="float" office:value="192" calcext:value-type="float">
            <text:p>192</text:p>
          </table:table-cell>
          <table:table-cell table:formula="of:=[.I7]*2" office:value-type="float" office:value="384" calcext:value-type="float">
            <text:p>384</text:p>
          </table:table-cell>
          <table:table-cell table:formula="of:=[.J7]*2" office:value-type="float" office:value="768" calcext:value-type="float">
            <text:p>768</text:p>
          </table:table-cell>
          <table:table-cell table:formula="of:=[.K7]*2" office:value-type="float" office:value="1536" calcext:value-type="float">
            <text:p>1536</text:p>
          </table:table-cell>
          <table:table-cell/>
          <table:table-cell table:formula="of:=[.C7]" office:value-type="float" office:value="0" calcext:value-type="float">
            <text:p>0</text:p>
          </table:table-cell>
          <table:table-cell table:formula="of:=[.N7]+[.D7]" office:value-type="float" office:value="6" calcext:value-type="float">
            <text:p>6</text:p>
          </table:table-cell>
          <table:table-cell table:formula="of:=[.O7]+[.E7]" office:value-type="float" office:value="18" calcext:value-type="float">
            <text:p>18</text:p>
          </table:table-cell>
          <table:table-cell table:formula="of:=[.P7]+[.F7]" office:value-type="float" office:value="42" calcext:value-type="float">
            <text:p>42</text:p>
          </table:table-cell>
          <table:table-cell table:formula="of:=[.Q7]+[.G7]" office:value-type="float" office:value="90" calcext:value-type="float">
            <text:p>90</text:p>
          </table:table-cell>
          <table:table-cell table:formula="of:=[.R7]+[.H7]" office:value-type="float" office:value="186" calcext:value-type="float">
            <text:p>186</text:p>
          </table:table-cell>
          <table:table-cell table:formula="of:=[.S7]+[.I7]" office:value-type="float" office:value="378" calcext:value-type="float">
            <text:p>378</text:p>
          </table:table-cell>
          <table:table-cell table:formula="of:=[.T7]+[.J7]" office:value-type="float" office:value="762" calcext:value-type="float">
            <text:p>762</text:p>
          </table:table-cell>
          <table:table-cell table:formula="of:=[.U7]+[.K7]" office:value-type="float" office:value="1530" calcext:value-type="float">
            <text:p>1530</text:p>
          </table:table-cell>
          <table:table-cell table:formula="of:=[.V7]+[.L7]"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By 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8]+[.B8]" office:value-type="float" office:value="15" calcext:value-type="float">
            <text:p>15</text:p>
          </table:table-cell>
          <table:table-cell table:formula="of:=[.D8]*2" office:value-type="float" office:value="30" calcext:value-type="float">
            <text:p>30</text:p>
          </table:table-cell>
          <table:table-cell table:formula="of:=[.E8]*2" office:value-type="float" office:value="60" calcext:value-type="float">
            <text:p>60</text:p>
          </table:table-cell>
          <table:table-cell table:formula="of:=[.F8]*2" office:value-type="float" office:value="120" calcext:value-type="float">
            <text:p>120</text:p>
          </table:table-cell>
          <table:table-cell table:formula="of:=[.G8]*2" office:value-type="float" office:value="240" calcext:value-type="float">
            <text:p>240</text:p>
          </table:table-cell>
          <table:table-cell table:formula="of:=[.H8]*2" office:value-type="float" office:value="480" calcext:value-type="float">
            <text:p>480</text:p>
          </table:table-cell>
          <table:table-cell table:formula="of:=[.I8]*2" office:value-type="float" office:value="960" calcext:value-type="float">
            <text:p>960</text:p>
          </table:table-cell>
          <table:table-cell table:formula="of:=[.J8]*2" office:value-type="float" office:value="1920" calcext:value-type="float">
            <text:p>1920</text:p>
          </table:table-cell>
          <table:table-cell table:formula="of:=[.K8]*2" office:value-type="float" office:value="3840" calcext:value-type="float">
            <text:p>3840</text:p>
          </table:table-cell>
          <table:table-cell/>
          <table:table-cell table:formula="of:=[.C8]" office:value-type="float" office:value="0" calcext:value-type="float">
            <text:p>0</text:p>
          </table:table-cell>
          <table:table-cell table:formula="of:=[.N8]+[.D8]" office:value-type="float" office:value="15" calcext:value-type="float">
            <text:p>15</text:p>
          </table:table-cell>
          <table:table-cell table:formula="of:=[.O8]+[.E8]" office:value-type="float" office:value="45" calcext:value-type="float">
            <text:p>45</text:p>
          </table:table-cell>
          <table:table-cell table:formula="of:=[.P8]+[.F8]" office:value-type="float" office:value="105" calcext:value-type="float">
            <text:p>105</text:p>
          </table:table-cell>
          <table:table-cell table:formula="of:=[.Q8]+[.G8]" office:value-type="float" office:value="225" calcext:value-type="float">
            <text:p>225</text:p>
          </table:table-cell>
          <table:table-cell table:formula="of:=[.R8]+[.H8]" office:value-type="float" office:value="465" calcext:value-type="float">
            <text:p>465</text:p>
          </table:table-cell>
          <table:table-cell table:formula="of:=[.S8]+[.I8]" office:value-type="float" office:value="945" calcext:value-type="float">
            <text:p>945</text:p>
          </table:table-cell>
          <table:table-cell table:formula="of:=[.T8]+[.J8]" office:value-type="float" office:value="1905" calcext:value-type="float">
            <text:p>1905</text:p>
          </table:table-cell>
          <table:table-cell table:formula="of:=[.U8]+[.K8]" office:value-type="float" office:value="3825" calcext:value-type="float">
            <text:p>3825</text:p>
          </table:table-cell>
          <table:table-cell table:formula="of:=[.V8]+[.L8]" office:value-type="float" office:value="7665" calcext:value-type="float">
            <text:p>7665</text:p>
          </table:table-cell>
        </table:table-row>
        <table:table-row table:style-name="ro1">
          <table:table-cell office:value-type="string" calcext:value-type="string">
            <text:p>By 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8" calcext:value-type="float">
            <text:p>8</text:p>
          </table:table-cell>
          <table:table-cell table:formula="of:=[.D9]*2" office:value-type="float" office:value="16" calcext:value-type="float">
            <text:p>16</text:p>
          </table:table-cell>
          <table:table-cell table:formula="of:=[.E9]*2" office:value-type="float" office:value="32" calcext:value-type="float">
            <text:p>32</text:p>
          </table:table-cell>
          <table:table-cell table:formula="of:=[.F9]*2" office:value-type="float" office:value="64" calcext:value-type="float">
            <text:p>64</text:p>
          </table:table-cell>
          <table:table-cell table:formula="of:=[.G9]*2" office:value-type="float" office:value="128" calcext:value-type="float">
            <text:p>128</text:p>
          </table:table-cell>
          <table:table-cell table:formula="of:=[.H9]*2" office:value-type="float" office:value="256" calcext:value-type="float">
            <text:p>256</text:p>
          </table:table-cell>
          <table:table-cell table:formula="of:=[.I9]*2" office:value-type="float" office:value="512" calcext:value-type="float">
            <text:p>512</text:p>
          </table:table-cell>
          <table:table-cell table:formula="of:=[.J9]*2" office:value-type="float" office:value="1024" calcext:value-type="float">
            <text:p>1024</text:p>
          </table:table-cell>
          <table:table-cell table:formula="of:=[.K9]*2" office:value-type="float" office:value="2048" calcext:value-type="float">
            <text:p>2048</text:p>
          </table:table-cell>
          <table:table-cell/>
          <table:table-cell table:formula="of:=[.C9]" office:value-type="float" office:value="0" calcext:value-type="float">
            <text:p>0</text:p>
          </table:table-cell>
          <table:table-cell table:formula="of:=[.N9]+[.D9]" office:value-type="float" office:value="8" calcext:value-type="float">
            <text:p>8</text:p>
          </table:table-cell>
          <table:table-cell table:formula="of:=[.O9]+[.E9]" office:value-type="float" office:value="24" calcext:value-type="float">
            <text:p>24</text:p>
          </table:table-cell>
          <table:table-cell table:formula="of:=[.P9]+[.F9]" office:value-type="float" office:value="56" calcext:value-type="float">
            <text:p>56</text:p>
          </table:table-cell>
          <table:table-cell table:formula="of:=[.Q9]+[.G9]" office:value-type="float" office:value="120" calcext:value-type="float">
            <text:p>120</text:p>
          </table:table-cell>
          <table:table-cell table:formula="of:=[.R9]+[.H9]" office:value-type="float" office:value="248" calcext:value-type="float">
            <text:p>248</text:p>
          </table:table-cell>
          <table:table-cell table:formula="of:=[.S9]+[.I9]" office:value-type="float" office:value="504" calcext:value-type="float">
            <text:p>504</text:p>
          </table:table-cell>
          <table:table-cell table:formula="of:=[.T9]+[.J9]" office:value-type="float" office:value="1016" calcext:value-type="float">
            <text:p>1016</text:p>
          </table:table-cell>
          <table:table-cell table:formula="of:=[.U9]+[.K9]" office:value-type="float" office:value="2040" calcext:value-type="float">
            <text:p>2040</text:p>
          </table:table-cell>
          <table:table-cell table:formula="of:=[.V9]+[.L9]" office:value-type="float" office:value="4088" calcext:value-type="float">
            <text:p>4088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Applied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2;[.D$1]-1)" office:value-type="float" office:value="1" calcext:value-type="float">
            <text:p>1</text:p>
          </table:table-cell>
          <table:table-cell table:formula="of:=POWER(2;[.E$1]-1)" office:value-type="float" office:value="2" calcext:value-type="float">
            <text:p>2</text:p>
          </table:table-cell>
          <table:table-cell table:formula="of:=POWER(2;[.F$1]-1)" office:value-type="float" office:value="4" calcext:value-type="float">
            <text:p>4</text:p>
          </table:table-cell>
          <table:table-cell table:formula="of:=POWER(2;[.G$1]-1)" office:value-type="float" office:value="8" calcext:value-type="float">
            <text:p>8</text:p>
          </table:table-cell>
          <table:table-cell table:formula="of:=POWER(2;[.H$1]-1)" office:value-type="float" office:value="16" calcext:value-type="float">
            <text:p>16</text:p>
          </table:table-cell>
          <table:table-cell table:formula="of:=POWER(2;[.I$1]-1)" office:value-type="float" office:value="32" calcext:value-type="float">
            <text:p>32</text:p>
          </table:table-cell>
          <table:table-cell table:formula="of:=POWER(2;[.J$1]-1)" office:value-type="float" office:value="64" calcext:value-type="float">
            <text:p>64</text:p>
          </table:table-cell>
          <table:table-cell table:formula="of:=POWER(2;[.K$1]-1)" office:value-type="float" office:value="128" calcext:value-type="float">
            <text:p>128</text:p>
          </table:table-cell>
          <table:table-cell table:formula="of:=POWER(2;[.L$1]-1)" office:value-type="float" office:value="256" calcext:value-type="float">
            <text:p>2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lied total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3]+[.D12]" office:value-type="float" office:value="1" calcext:value-type="float">
            <text:p>1</text:p>
          </table:table-cell>
          <table:table-cell table:formula="of:=[.D13]+[.E12]" office:value-type="float" office:value="3" calcext:value-type="float">
            <text:p>3</text:p>
          </table:table-cell>
          <table:table-cell table:formula="of:=[.E13]+[.F12]" office:value-type="float" office:value="7" calcext:value-type="float">
            <text:p>7</text:p>
          </table:table-cell>
          <table:table-cell table:formula="of:=[.F13]+[.G12]" office:value-type="float" office:value="15" calcext:value-type="float">
            <text:p>15</text:p>
          </table:table-cell>
          <table:table-cell table:formula="of:=[.G13]+[.H12]" office:value-type="float" office:value="31" calcext:value-type="float">
            <text:p>31</text:p>
          </table:table-cell>
          <table:table-cell table:formula="of:=[.H13]+[.I12]" office:value-type="float" office:value="63" calcext:value-type="float">
            <text:p>63</text:p>
          </table:table-cell>
          <table:table-cell table:formula="of:=[.I13]+[.J12]" office:value-type="float" office:value="127" calcext:value-type="float">
            <text:p>127</text:p>
          </table:table-cell>
          <table:table-cell table:formula="of:=[.J13]+[.K12]" office:value-type="float" office:value="255" calcext:value-type="float">
            <text:p>255</text:p>
          </table:table-cell>
          <table:table-cell table:formula="of:=[.K13]+[.L12]" office:value-type="float" office:value="511" calcext:value-type="float">
            <text:p>5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ltiplies Total</text:p>
          </table:table-cell>
          <table:table-cell office:value-type="float" office:value="0.65" calcext:value-type="float">
            <text:p>0.65</text:p>
          </table:table-cell>
          <table:table-cell office:value-type="float" office:value="1000" calcext:value-type="float">
            <text:p>1000</text:p>
          </table:table-cell>
          <table:table-cell table:formula="of:=[.C14]*POWER([.$B14];[.D$12])" office:value-type="float" office:value="650" calcext:value-type="float">
            <text:p>650</text:p>
          </table:table-cell>
          <table:table-cell table:formula="of:=[.D14]*POWER([.$B14];[.E$12])" office:value-type="float" office:value="274.625" calcext:value-type="float">
            <text:p>274.625</text:p>
          </table:table-cell>
          <table:table-cell table:formula="of:=[.E14]*POWER([.$B14];[.F$12])" office:value-type="float" office:value="49.02227890625" calcext:value-type="float">
            <text:p>49.02227890625</text:p>
          </table:table-cell>
          <table:table-cell table:formula="of:=[.F14]*POWER([.$B14];[.G$12])" office:value-type="float" office:value="1.56206948895541" calcext:value-type="float">
            <text:p>1.56206948895541</text:p>
          </table:table-cell>
          <table:table-cell table:formula="of:=[.G14]*POWER([.$B14];[.H$12])" office:value-type="float" office:value="0.00158603970741151" calcext:value-type="float">
            <text:p>0.001586039707412</text:p>
          </table:table-cell>
          <table:table-cell table:formula="of:=[.H14]*POWER([.$B14];[.I$12])" office:value-type="float" office:value="0.0000000016350892697659" calcext:value-type="float">
            <text:p>1.6350892697659E-09</text:p>
          </table:table-cell>
          <table:table-cell table:formula="of:=[.I14]*POWER([.$B14];[.J$12])" office:value-type="float" office:value="1.73778599806733E-021" calcext:value-type="float">
            <text:p>1.73778599806733E-21</text:p>
          </table:table-cell>
          <table:table-cell table:formula="of:=[.J14]*POWER([.$B14];[.K$12])" office:value-type="float" office:value="1.96293511380127E-045" calcext:value-type="float">
            <text:p>1.96293511380127E-45</text:p>
          </table:table-cell>
          <table:table-cell table:formula="of:=[.K14]*POWER([.$B14];[.L$12])" office:value-type="float" office:value="2.50452426964611E-093" calcext:value-type="float">
            <text:p>2.50452426964611E-9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table:formula="of:=[.C15]*POWER([.$B15];[.D$12])" office:value-type="float" office:value="700" calcext:value-type="float">
            <text:p>700</text:p>
          </table:table-cell>
          <table:table-cell table:formula="of:=[.D15]*POWER([.$B15];[.E$12])" office:value-type="float" office:value="343" calcext:value-type="float">
            <text:p>343</text:p>
          </table:table-cell>
          <table:table-cell table:formula="of:=[.E15]*POWER([.$B15];[.F$12])" office:value-type="float" office:value="82.3543" calcext:value-type="float">
            <text:p>82.3543</text:p>
          </table:table-cell>
          <table:table-cell table:formula="of:=[.F15]*POWER([.$B15];[.G$12])" office:value-type="float" office:value="4.74756150994301" calcext:value-type="float">
            <text:p>4.74756150994301</text:p>
          </table:table-cell>
          <table:table-cell table:formula="of:=[.G15]*POWER([.$B15];[.H$12])" office:value-type="float" office:value="0.0157775382034846" calcext:value-type="float">
            <text:p>0.015777538203485</text:p>
          </table:table-cell>
          <table:table-cell table:formula="of:=[.H15]*POWER([.$B15];[.I$12])" office:value-type="float" office:value="0.000000174251498233692" calcext:value-type="float">
            <text:p>1.74251498233692E-07</text:p>
          </table:table-cell>
          <table:table-cell table:formula="of:=[.I15]*POWER([.$B15];[.J$12])" office:value-type="float" office:value="2.12545092456804E-017" calcext:value-type="float">
            <text:p>2.12545092456804E-17</text:p>
          </table:table-cell>
          <table:table-cell table:formula="of:=[.J15]*POWER([.$B15];[.K$12])" office:value-type="float" office:value="3.162279142923E-037" calcext:value-type="float">
            <text:p>3.162279142923E-37</text:p>
          </table:table-cell>
          <table:table-cell table:formula="of:=[.K15]*POWER([.$B15];[.L$12])" office:value-type="float" office:value="7.00000656443609E-077" calcext:value-type="float">
            <text:p>7.00000656443609E-77</text:p>
          </table:table-cell>
          <table:table-cell/>
          <table:table-cell table:formula="of:=[.N14]*[.O15]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1000" calcext:value-type="float">
            <text:p>1000</text:p>
          </table:table-cell>
          <table:table-cell table:formula="of:=[.C16]*POWER([.$B16];[.D$12])" office:value-type="float" office:value="750" calcext:value-type="float">
            <text:p>750</text:p>
          </table:table-cell>
          <table:table-cell table:formula="of:=[.D16]*POWER([.$B16];[.E$12])" office:value-type="float" office:value="421.875" calcext:value-type="float">
            <text:p>421.875</text:p>
          </table:table-cell>
          <table:table-cell table:formula="of:=[.E16]*POWER([.$B16];[.F$12])" office:value-type="float" office:value="133.48388671875" calcext:value-type="float">
            <text:p>133.48388671875</text:p>
          </table:table-cell>
          <table:table-cell table:formula="of:=[.F16]*POWER([.$B16];[.G$12])" office:value-type="float" office:value="13.3634610101581" calcext:value-type="float">
            <text:p>13.3634610101581</text:p>
          </table:table-cell>
          <table:table-cell table:formula="of:=[.G16]*POWER([.$B16];[.H$12])" office:value-type="float" office:value="0.133936567627511" calcext:value-type="float">
            <text:p>0.133936567627511</text:p>
          </table:table-cell>
          <table:table-cell table:formula="of:=[.H16]*POWER([.$B16];[.I$12])" office:value-type="float" office:value="0.0000134542531108791" calcext:value-type="float">
            <text:p>1.34542531108791E-05</text:p>
          </table:table-cell>
          <table:table-cell table:formula="of:=[.I16]*POWER([.$B16];[.J$12])" office:value-type="float" office:value="0.000000000000135762695078701" calcext:value-type="float">
            <text:p>1.35762695078701E-13</text:p>
          </table:table-cell>
          <table:table-cell table:formula="of:=[.J16]*POWER([.$B16];[.K$12])" office:value-type="float" office:value="1.38236320312742E-029" calcext:value-type="float">
            <text:p>1.38236320312742E-29</text:p>
          </table:table-cell>
          <table:table-cell table:formula="of:=[.K16]*POWER([.$B16];[.L$12])" office:value-type="float" office:value="1.43319601902052E-061" calcext:value-type="float">
            <text:p>1.43319601902052E-61</text:p>
          </table:table-cell>
          <table:table-cell/>
          <table:table-cell table:formula="of:=[.N15]*[.O16]" office:value-type="float" office:value="12500" calcext:value-type="float">
            <text:p>12500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000" calcext:value-type="float">
            <text:p>1000</text:p>
          </table:table-cell>
          <table:table-cell table:formula="of:=[.C17]*POWER([.$B17];[.D$12])" office:value-type="float" office:value="800" calcext:value-type="float">
            <text:p>800</text:p>
          </table:table-cell>
          <table:table-cell table:formula="of:=[.D17]*POWER([.$B17];[.E$12])" office:value-type="float" office:value="512" calcext:value-type="float">
            <text:p>512</text:p>
          </table:table-cell>
          <table:table-cell table:formula="of:=[.E17]*POWER([.$B17];[.F$12])" office:value-type="float" office:value="209.7152" calcext:value-type="float">
            <text:p>209.7152</text:p>
          </table:table-cell>
          <table:table-cell table:formula="of:=[.F17]*POWER([.$B17];[.G$12])" office:value-type="float" office:value="35.184372088832" calcext:value-type="float">
            <text:p>35.184372088832</text:p>
          </table:table-cell>
          <table:table-cell table:formula="of:=[.G17]*POWER([.$B17];[.H$12])" office:value-type="float" office:value="0.990352031428306" calcext:value-type="float">
            <text:p>0.990352031428306</text:p>
          </table:table-cell>
          <table:table-cell table:formula="of:=[.H17]*POWER([.$B17];[.I$12])" office:value-type="float" office:value="0.000784637716923338" calcext:value-type="float">
            <text:p>0.000784637716923</text:p>
          </table:table-cell>
          <table:table-cell table:formula="of:=[.I17]*POWER([.$B17];[.J$12])" office:value-type="float" office:value="0.000000000492525077454935" calcext:value-type="float">
            <text:p>4.92525077454935E-10</text:p>
          </table:table-cell>
          <table:table-cell table:formula="of:=[.J17]*POWER([.$B17];[.K$12])" office:value-type="float" office:value="1.94064761537591E-022" calcext:value-type="float">
            <text:p>1.94064761537591E-22</text:p>
          </table:table-cell>
          <table:table-cell table:formula="of:=[.K17]*POWER([.$B17];[.L$12])" office:value-type="float" office:value="3.01289053365138E-047" calcext:value-type="float">
            <text:p>3.01289053365138E-47</text:p>
          </table:table-cell>
          <table:table-cell/>
          <table:table-cell table:formula="of:=[.N16]*[.O17]" office:value-type="float" office:value="13750" calcext:value-type="float">
            <text:p>13750</text:p>
          </table:table-cell>
          <table:table-cell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1000" calcext:value-type="float">
            <text:p>1000</text:p>
          </table:table-cell>
          <table:table-cell table:formula="of:=[.C18]*POWER([.$B18];[.D$12])" office:value-type="float" office:value="850" calcext:value-type="float">
            <text:p>850</text:p>
          </table:table-cell>
          <table:table-cell table:formula="of:=[.D18]*POWER([.$B18];[.E$12])" office:value-type="float" office:value="614.125" calcext:value-type="float">
            <text:p>614.125</text:p>
          </table:table-cell>
          <table:table-cell table:formula="of:=[.E18]*POWER([.$B18];[.F$12])" office:value-type="float" office:value="320.57708828125" calcext:value-type="float">
            <text:p>320.57708828125</text:p>
          </table:table-cell>
          <table:table-cell table:formula="of:=[.F18]*POWER([.$B18];[.G$12])" office:value-type="float" office:value="87.3542191012517" calcext:value-type="float">
            <text:p>87.3542191012517</text:p>
          </table:table-cell>
          <table:table-cell table:formula="of:=[.G18]*POWER([.$B18];[.H$12])" office:value-type="float" office:value="6.48614565557106" calcext:value-type="float">
            <text:p>6.48614565557106</text:p>
          </table:table-cell>
          <table:table-cell table:formula="of:=[.H18]*POWER([.$B18];[.I$12])" office:value-type="float" office:value="0.0357595726454908" calcext:value-type="float">
            <text:p>0.035759572645491</text:p>
          </table:table-cell>
          <table:table-cell table:formula="of:=[.I18]*POWER([.$B18];[.J$12])" office:value-type="float" office:value="0.00000108693498041992" calcext:value-type="float">
            <text:p>1.08693498041992E-06</text:p>
          </table:table-cell>
          <table:table-cell table:formula="of:=[.J18]*POWER([.$B18];[.K$12])" office:value-type="float" office:value="1.00421350391138E-015" calcext:value-type="float">
            <text:p>1.00421350391138E-15</text:p>
          </table:table-cell>
          <table:table-cell table:formula="of:=[.K18]*POWER([.$B18];[.L$12])" office:value-type="float" office:value="8.57178047222268E-034" calcext:value-type="float">
            <text:p>8.57178047222268E-34</text:p>
          </table:table-cell>
          <table:table-cell/>
          <table:table-cell table:formula="of:=[.N17]*[.O18]" office:value-type="float" office:value="16637.5" calcext:value-type="float">
            <text:p>16637.5</text:p>
          </table:table-cell>
          <table:table-cell office:value-type="float" office:value="1.21" calcext:value-type="float">
            <text:p>1.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table:formula="of:=[.C19]*POWER([.$B19];[.D$12])" office:value-type="float" office:value="900" calcext:value-type="float">
            <text:p>900</text:p>
          </table:table-cell>
          <table:table-cell table:formula="of:=[.D19]*POWER([.$B19];[.E$12])" office:value-type="float" office:value="729" calcext:value-type="float">
            <text:p>729</text:p>
          </table:table-cell>
          <table:table-cell table:formula="of:=[.E19]*POWER([.$B19];[.F$12])" office:value-type="float" office:value="478.2969" calcext:value-type="float">
            <text:p>478.2969</text:p>
          </table:table-cell>
          <table:table-cell table:formula="of:=[.F19]*POWER([.$B19];[.G$12])" office:value-type="float" office:value="205.891132094649" calcext:value-type="float">
            <text:p>205.891132094649</text:p>
          </table:table-cell>
          <table:table-cell table:formula="of:=[.G19]*POWER([.$B19];[.H$12])" office:value-type="float" office:value="38.1520424476946" calcext:value-type="float">
            <text:p>38.1520424476946</text:p>
          </table:table-cell>
          <table:table-cell table:formula="of:=[.H19]*POWER([.$B19];[.I$12])" office:value-type="float" office:value="1.31002050863762" calcext:value-type="float">
            <text:p>1.31002050863762</text:p>
          </table:table-cell>
          <table:table-cell table:formula="of:=[.I19]*POWER([.$B19];[.J$12])" office:value-type="float" office:value="0.00154453835974606" calcext:value-type="float">
            <text:p>0.001544538359746</text:p>
          </table:table-cell>
          <table:table-cell table:formula="of:=[.J19]*POWER([.$B19];[.K$12])" office:value-type="float" office:value="0.00000000214703887025434" calcext:value-type="float">
            <text:p>2.14703887025434E-09</text:p>
          </table:table-cell>
          <table:table-cell table:formula="of:=[.K19]*POWER([.$B19];[.L$12])" office:value-type="float" office:value="4.14879831934472E-021" calcext:value-type="float">
            <text:p>4.14879831934472E-21</text:p>
          </table:table-cell>
          <table:table-cell/>
          <table:table-cell table:formula="of:=[.N18]*[.O19]" office:value-type="float" office:value="24358.96375" calcext:value-type="float">
            <text:p>24358.96375</text:p>
          </table:table-cell>
          <table:table-cell office:value-type="float" office:value="1.4641" calcext:value-type="float">
            <text:p>1.4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table:formula="of:=[.C20]*POWER([.$B20];[.D$12])" office:value-type="float" office:value="950" calcext:value-type="float">
            <text:p>950</text:p>
          </table:table-cell>
          <table:table-cell table:formula="of:=[.D20]*POWER([.$B20];[.E$12])" office:value-type="float" office:value="857.375" calcext:value-type="float">
            <text:p>857.375</text:p>
          </table:table-cell>
          <table:table-cell table:formula="of:=[.E20]*POWER([.$B20];[.F$12])" office:value-type="float" office:value="698.33729609375" calcext:value-type="float">
            <text:p>698.33729609375</text:p>
          </table:table-cell>
          <table:table-cell table:formula="of:=[.F20]*POWER([.$B20];[.G$12])" office:value-type="float" office:value="463.291230159754" calcext:value-type="float">
            <text:p>463.291230159754</text:p>
          </table:table-cell>
          <table:table-cell table:formula="of:=[.G20]*POWER([.$B20];[.H$12])" office:value-type="float" office:value="203.906825745791" calcext:value-type="float">
            <text:p>203.906825745791</text:p>
          </table:table-cell>
          <table:table-cell table:formula="of:=[.H20]*POWER([.$B20];[.I$12])" office:value-type="float" office:value="39.4990939064382" calcext:value-type="float">
            <text:p>39.4990939064382</text:p>
          </table:table-cell>
          <table:table-cell table:formula="of:=[.I20]*POWER([.$B20];[.J$12])" office:value-type="float" office:value="1.48216949845814" calcext:value-type="float">
            <text:p>1.48216949845814</text:p>
          </table:table-cell>
          <table:table-cell table:formula="of:=[.J20]*POWER([.$B20];[.K$12])" office:value-type="float" office:value="0.00208698510105168" calcext:value-type="float">
            <text:p>0.002086985101052</text:p>
          </table:table-cell>
          <table:table-cell table:formula="of:=[.K20]*POWER([.$B20];[.L$12])" office:value-type="float" office:value="0.00000000413773147141111" calcext:value-type="float">
            <text:p>4.13773147141111E-09</text:p>
          </table:table-cell>
          <table:table-cell/>
          <table:table-cell table:formula="of:=[.N19]*[.O20]" office:value-type="float" office:value="52215.6021176956" calcext:value-type="float">
            <text:p>52215.6021176956</text:p>
          </table:table-cell>
          <table:table-cell office:value-type="float" office:value="2.14358881" calcext:value-type="float">
            <text:p>2.14358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21]*POWER([.$B21];[.D$12])" office:value-type="float" office:value="1000" calcext:value-type="float">
            <text:p>1000</text:p>
          </table:table-cell>
          <table:table-cell table:formula="of:=[.D21]*POWER([.$B21];[.E$12])" office:value-type="float" office:value="1000" calcext:value-type="float">
            <text:p>1000</text:p>
          </table:table-cell>
          <table:table-cell table:formula="of:=[.E21]*POWER([.$B21];[.F$12])" office:value-type="float" office:value="1000" calcext:value-type="float">
            <text:p>1000</text:p>
          </table:table-cell>
          <table:table-cell table:formula="of:=[.F21]*POWER([.$B21];[.G$12])" office:value-type="float" office:value="1000" calcext:value-type="float">
            <text:p>1000</text:p>
          </table:table-cell>
          <table:table-cell table:formula="of:=[.G21]*POWER([.$B21];[.H$12])" office:value-type="float" office:value="1000" calcext:value-type="float">
            <text:p>1000</text:p>
          </table:table-cell>
          <table:table-cell table:formula="of:=[.H21]*POWER([.$B21];[.I$12])" office:value-type="float" office:value="1000" calcext:value-type="float">
            <text:p>1000</text:p>
          </table:table-cell>
          <table:table-cell table:formula="of:=[.I21]*POWER([.$B21];[.J$12])" office:value-type="float" office:value="1000" calcext:value-type="float">
            <text:p>1000</text:p>
          </table:table-cell>
          <table:table-cell table:formula="of:=[.J21]*POWER([.$B21];[.K$12])" office:value-type="float" office:value="1000" calcext:value-type="float">
            <text:p>1000</text:p>
          </table:table-cell>
          <table:table-cell table:formula="of:=[.K21]*POWER([.$B21];[.L$12])" office:value-type="float" office:value="1000" calcext:value-type="float">
            <text:p>1000</text:p>
          </table:table-cell>
          <table:table-cell/>
          <table:table-cell table:formula="of:=[.N20]*[.O21]" office:value-type="float" office:value="52215.6021176956" calcext:value-type="float">
            <text:p>52215.60211769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1000" calcext:value-type="float">
            <text:p>1000</text:p>
          </table:table-cell>
          <table:table-cell table:formula="of:=[.C22]*POWER([.$B22];[.D$12])" office:value-type="float" office:value="1050" calcext:value-type="float">
            <text:p>1050</text:p>
          </table:table-cell>
          <table:table-cell table:formula="of:=[.D22]*POWER([.$B22];[.E$12])" office:value-type="float" office:value="1157.625" calcext:value-type="float">
            <text:p>1157.625</text:p>
          </table:table-cell>
          <table:table-cell table:formula="of:=[.E22]*POWER([.$B22];[.F$12])" office:value-type="float" office:value="1407.10042265625" calcext:value-type="float">
            <text:p>1407.10042265625</text:p>
          </table:table-cell>
          <table:table-cell table:formula="of:=[.F22]*POWER([.$B22];[.G$12])" office:value-type="float" office:value="2078.92817941137" calcext:value-type="float">
            <text:p>2078.92817941137</text:p>
          </table:table-cell>
          <table:table-cell table:formula="of:=[.G22]*POWER([.$B22];[.H$12])" office:value-type="float" office:value="4538.0394939082" calcext:value-type="float">
            <text:p>4538.0394939082</text:p>
          </table:table-cell>
          <table:table-cell table:formula="of:=[.H22]*POWER([.$B22];[.I$12])" office:value-type="float" office:value="21623.4925706841" calcext:value-type="float">
            <text:p>21623.4925706841</text:p>
          </table:table-cell>
          <table:table-cell table:formula="of:=[.I22]*POWER([.$B22];[.J$12])" office:value-type="float" office:value="490954.202502153" calcext:value-type="float">
            <text:p>490954.202502153</text:p>
          </table:table-cell>
          <table:table-cell table:formula="of:=[.J22]*POWER([.$B22];[.K$12])" office:value-type="float" office:value="253087830.402252" calcext:value-type="float">
            <text:p>253087830.402252</text:p>
          </table:table-cell>
          <table:table-cell table:formula="of:=[.K22]*POWER([.$B22];[.L$12])" office:value-type="float" office:value="67256122392604.9" calcext:value-type="float">
            <text:p>67256122392604.9</text:p>
          </table:table-cell>
          <table:table-cell/>
          <table:table-cell table:formula="of:=[.N21]*[.O22]" office:value-type="float" office:value="52215.6021176956" calcext:value-type="float">
            <text:p>52215.60211769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000</text:p>
          </table:table-cell>
          <table:table-cell table:formula="of:=[.C23]*POWER([.$B23];[.D$12])" office:value-type="float" office:value="1100" calcext:value-type="float">
            <text:p>1100</text:p>
          </table:table-cell>
          <table:table-cell table:formula="of:=[.D23]*POWER([.$B23];[.E$12])" office:value-type="float" office:value="1331" calcext:value-type="float">
            <text:p>1331</text:p>
          </table:table-cell>
          <table:table-cell table:formula="of:=[.E23]*POWER([.$B23];[.F$12])" office:value-type="float" office:value="1948.7171" calcext:value-type="float">
            <text:p>1948.7171</text:p>
          </table:table-cell>
          <table:table-cell table:formula="of:=[.F23]*POWER([.$B23];[.G$12])" office:value-type="float" office:value="4177.24816941566" calcext:value-type="float">
            <text:p>4177.24816941566</text:p>
          </table:table-cell>
          <table:table-cell table:formula="of:=[.G23]*POWER([.$B23];[.H$12])" office:value-type="float" office:value="19194.3424957751" calcext:value-type="float">
            <text:p>19194.3424957751</text:p>
          </table:table-cell>
          <table:table-cell table:formula="of:=[.H23]*POWER([.$B23];[.I$12])" office:value-type="float" office:value="405265.06222963" calcext:value-type="float">
            <text:p>405265.06222963</text:p>
          </table:table-cell>
          <table:table-cell table:formula="of:=[.I23]*POWER([.$B23];[.J$12])" office:value-type="float" office:value="180663747.730384" calcext:value-type="float">
            <text:p>180663747.730384</text:p>
          </table:table-cell>
          <table:table-cell table:formula="of:=[.J23]*POWER([.$B23];[.K$12])" office:value-type="float" office:value="35903328718386.6" calcext:value-type="float">
            <text:p>35903328718386.6</text:p>
          </table:table-cell>
          <table:table-cell table:formula="of:=[.K23]*POWER([.$B23];[.L$12])" office:value-type="float" office:value="1.41795391436658E+024" calcext:value-type="float">
            <text:p>1.41795391436658E+024</text:p>
          </table:table-cell>
          <table:table-cell/>
          <table:table-cell table:formula="of:=[.N22]*[.O23]" office:value-type="float" office:value="52215.6021176956" calcext:value-type="float">
            <text:p>52215.60211769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office:value-type="float" office:value="1000" calcext:value-type="float">
            <text:p>1000</text:p>
          </table:table-cell>
          <table:table-cell table:formula="of:=[.C24]*POWER([.$B24];[.D$12])" office:value-type="float" office:value="1150" calcext:value-type="float">
            <text:p>1150</text:p>
          </table:table-cell>
          <table:table-cell table:formula="of:=[.D24]*POWER([.$B24];[.E$12])" office:value-type="float" office:value="1520.875" calcext:value-type="float">
            <text:p>1520.875</text:p>
          </table:table-cell>
          <table:table-cell table:formula="of:=[.E24]*POWER([.$B24];[.F$12])" office:value-type="float" office:value="2660.01988046875" calcext:value-type="float">
            <text:p>2660.01988046875</text:p>
          </table:table-cell>
          <table:table-cell table:formula="of:=[.F24]*POWER([.$B24];[.G$12])" office:value-type="float" office:value="8137.06162916232" calcext:value-type="float">
            <text:p>8137.06162916232</text:p>
          </table:table-cell>
          <table:table-cell table:formula="of:=[.G24]*POWER([.$B24];[.H$12])" office:value-type="float" office:value="76143.5377503036" calcext:value-type="float">
            <text:p>76143.5377503036</text:p>
          </table:table-cell>
          <table:table-cell table:formula="of:=[.H24]*POWER([.$B24];[.I$12])" office:value-type="float" office:value="6667514.0923017" calcext:value-type="float">
            <text:p>6667514.0923017</text:p>
          </table:table-cell>
          <table:table-cell table:formula="of:=[.I24]*POWER([.$B24];[.J$12])" office:value-type="float" office:value="51124105796.698" calcext:value-type="float">
            <text:p>51124105796.698</text:p>
          </table:table-cell>
          <table:table-cell table:formula="of:=[.J24]*POWER([.$B24];[.K$12])" office:value-type="float" office:value="3.00572532253877E+018" calcext:value-type="float">
            <text:p>3.00572532253877E+018</text:p>
          </table:table-cell>
          <table:table-cell table:formula="of:=[.K24]*POWER([.$B24];[.L$12])" office:value-type="float" office:value="1.03895424217334E+034" calcext:value-type="float">
            <text:p>1.03895424217334E+034</text:p>
          </table:table-cell>
          <table:table-cell/>
          <table:table-cell table:formula="of:=[.N23]*[.O24]" office:value-type="float" office:value="52215.6021176956" calcext:value-type="float">
            <text:p>52215.60211769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formula="of:=[.C25]*POWER([.$B25];[.D$12])" office:value-type="float" office:value="4.8" calcext:value-type="float">
            <text:p>4.8</text:p>
          </table:table-cell>
          <table:table-cell table:formula="of:=[.D25]*POWER([.$B25];[.E$12])" office:value-type="float" office:value="6.912" calcext:value-type="float">
            <text:p>6.912</text:p>
          </table:table-cell>
          <table:table-cell table:formula="of:=[.E25]*POWER([.$B25];[.F$12])" office:value-type="float" office:value="14.3327232" calcext:value-type="float">
            <text:p>14.3327232</text:p>
          </table:table-cell>
          <table:table-cell table:formula="of:=[.F25]*POWER([.$B25];[.G$12])" office:value-type="float" office:value="61.6280862983454" calcext:value-type="float">
            <text:p>61.6280862983454</text:p>
          </table:table-cell>
          <table:table-cell table:formula="of:=[.G25]*POWER([.$B25];[.H$12])" office:value-type="float" office:value="1139.40630623889" calcext:value-type="float">
            <text:p>1139.40630623889</text:p>
          </table:table-cell>
          <table:table-cell table:formula="of:=[.H25]*POWER([.$B25];[.I$12])" office:value-type="float" office:value="389474.019209088" calcext:value-type="float">
            <text:p>389474.019209088</text:p>
          </table:table-cell>
          <table:table-cell table:formula="of:=[.I25]*POWER([.$B25];[.J$12])" office:value-type="float" office:value="45507003491.6643" calcext:value-type="float">
            <text:p>45507003491.6643</text:p>
          </table:table-cell>
          <table:table-cell table:formula="of:=[.J25]*POWER([.$B25];[.K$12])" office:value-type="float" office:value="6.21266210037104E+020" calcext:value-type="float">
            <text:p>6.21266210037104E+020</text:p>
          </table:table-cell>
          <table:table-cell table:formula="of:=[.K25]*POWER([.$B25];[.L$12])" office:value-type="float" office:value="1.1579151112016E+041" calcext:value-type="float">
            <text:p>1.1579151112016E+041</text:p>
          </table:table-cell>
          <table:table-cell/>
          <table:table-cell table:formula="of:=[.N24]*[.O25]" office:value-type="float" office:value="52215.6021176956" calcext:value-type="float">
            <text:p>52215.60211769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table:formula="of:=[.C26]*POWER([.$B26];[.D$12])" office:value-type="float" office:value="72" calcext:value-type="float">
            <text:p>72</text:p>
          </table:table-cell>
          <table:table-cell table:formula="of:=[.D26]*POWER([.$B26];[.E$12])" office:value-type="float" office:value="103.68" calcext:value-type="float">
            <text:p>103.68</text:p>
          </table:table-cell>
          <table:table-cell table:formula="of:=[.E26]*POWER([.$B26];[.F$12])" office:value-type="float" office:value="214.990848" calcext:value-type="float">
            <text:p>214.990848</text:p>
          </table:table-cell>
          <table:table-cell table:formula="of:=[.F26]*POWER([.$B26];[.G$12])" office:value-type="float" office:value="924.421294475182" calcext:value-type="float">
            <text:p>924.421294475182</text:p>
          </table:table-cell>
          <table:table-cell table:formula="of:=[.G26]*POWER([.$B26];[.H$12])" office:value-type="float" office:value="17091.0945935834" calcext:value-type="float">
            <text:p>17091.0945935834</text:p>
          </table:table-cell>
          <table:table-cell table:formula="of:=[.H26]*POWER([.$B26];[.I$12])" office:value-type="float" office:value="5842110.28813632" calcext:value-type="float">
            <text:p>5842110.28813632</text:p>
          </table:table-cell>
          <table:table-cell table:formula="of:=[.I26]*POWER([.$B26];[.J$12])" office:value-type="float" office:value="682605052374.965" calcext:value-type="float">
            <text:p>682605052374.965</text:p>
          </table:table-cell>
          <table:table-cell table:formula="of:=[.J26]*POWER([.$B26];[.K$12])" office:value-type="float" office:value="9.31899315055656E+021" calcext:value-type="float">
            <text:p>9.31899315055656E+021</text:p>
          </table:table-cell>
          <table:table-cell table:formula="of:=[.K26]*POWER([.$B26];[.L$12])" office:value-type="float" office:value="1.7368726668024E+042" calcext:value-type="float">
            <text:p>1.7368726668024E+0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formula="of:=[.C27]*POWER([.$B27];[.D$12])" office:value-type="float" office:value="120" calcext:value-type="float">
            <text:p>120</text:p>
          </table:table-cell>
          <table:table-cell table:formula="of:=[.D27]*POWER([.$B27];[.E$12])" office:value-type="float" office:value="172.8" calcext:value-type="float">
            <text:p>172.8</text:p>
          </table:table-cell>
          <table:table-cell table:formula="of:=[.E27]*POWER([.$B27];[.F$12])" office:value-type="float" office:value="358.31808" calcext:value-type="float">
            <text:p>358.31808</text:p>
          </table:table-cell>
          <table:table-cell table:formula="of:=[.F27]*POWER([.$B27];[.G$12])" office:value-type="float" office:value="1540.70215745864" calcext:value-type="float">
            <text:p>1540.70215745864</text:p>
          </table:table-cell>
          <table:table-cell table:formula="of:=[.G27]*POWER([.$B27];[.H$12])" office:value-type="float" office:value="28485.1576559723" calcext:value-type="float">
            <text:p>28485.1576559723</text:p>
          </table:table-cell>
          <table:table-cell table:formula="of:=[.H27]*POWER([.$B27];[.I$12])" office:value-type="float" office:value="9736850.4802272" calcext:value-type="float">
            <text:p>9736850.4802272</text:p>
          </table:table-cell>
          <table:table-cell table:formula="of:=[.I27]*POWER([.$B27];[.J$12])" office:value-type="float" office:value="1137675087291.61" calcext:value-type="float">
            <text:p>1137675087291.61</text:p>
          </table:table-cell>
          <table:table-cell table:formula="of:=[.J27]*POWER([.$B27];[.K$12])" office:value-type="float" office:value="1.55316552509276E+022" calcext:value-type="float">
            <text:p>1.55316552509276E+022</text:p>
          </table:table-cell>
          <table:table-cell table:formula="of:=[.K27]*POWER([.$B27];[.L$12])" office:value-type="float" office:value="2.894787778004E+042" calcext:value-type="float">
            <text:p>2.894787778004E+0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200" calcext:value-type="float">
            <text:p>200</text:p>
          </table:table-cell>
          <table:table-cell table:formula="of:=[.C28]*POWER([.$B28];[.D$12])" office:value-type="float" office:value="240" calcext:value-type="float">
            <text:p>240</text:p>
          </table:table-cell>
          <table:table-cell table:formula="of:=[.D28]*POWER([.$B28];[.E$12])" office:value-type="float" office:value="345.6" calcext:value-type="float">
            <text:p>345.6</text:p>
          </table:table-cell>
          <table:table-cell table:formula="of:=[.E28]*POWER([.$B28];[.F$12])" office:value-type="float" office:value="716.63616" calcext:value-type="float">
            <text:p>716.63616</text:p>
          </table:table-cell>
          <table:table-cell table:formula="of:=[.F28]*POWER([.$B28];[.G$12])" office:value-type="float" office:value="3081.40431491727" calcext:value-type="float">
            <text:p>3081.40431491727</text:p>
          </table:table-cell>
          <table:table-cell table:formula="of:=[.G28]*POWER([.$B28];[.H$12])" office:value-type="float" office:value="56970.3153119447" calcext:value-type="float">
            <text:p>56970.3153119447</text:p>
          </table:table-cell>
          <table:table-cell table:formula="of:=[.H28]*POWER([.$B28];[.I$12])" office:value-type="float" office:value="19473700.9604544" calcext:value-type="float">
            <text:p>19473700.9604544</text:p>
          </table:table-cell>
          <table:table-cell table:formula="of:=[.I28]*POWER([.$B28];[.J$12])" office:value-type="float" office:value="2275350174583.21" calcext:value-type="float">
            <text:p>2275350174583.21</text:p>
          </table:table-cell>
          <table:table-cell table:formula="of:=[.J28]*POWER([.$B28];[.K$12])" office:value-type="float" office:value="3.10633105018552E+022" calcext:value-type="float">
            <text:p>3.10633105018552E+022</text:p>
          </table:table-cell>
          <table:table-cell table:formula="of:=[.K28]*POWER([.$B28];[.L$12])" office:value-type="float" office:value="5.789575556008E+042" calcext:value-type="float">
            <text:p>5.789575556008E+0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250" calcext:value-type="float">
            <text:p>250</text:p>
          </table:table-cell>
          <table:table-cell table:formula="of:=[.C29]*POWER([.$B29];[.D$12])" office:value-type="float" office:value="300" calcext:value-type="float">
            <text:p>300</text:p>
          </table:table-cell>
          <table:table-cell table:formula="of:=[.D29]*POWER([.$B29];[.E$12])" office:value-type="float" office:value="432" calcext:value-type="float">
            <text:p>432</text:p>
          </table:table-cell>
          <table:table-cell table:formula="of:=[.E29]*POWER([.$B29];[.F$12])" office:value-type="float" office:value="895.7952" calcext:value-type="float">
            <text:p>895.7952</text:p>
          </table:table-cell>
          <table:table-cell table:formula="of:=[.F29]*POWER([.$B29];[.G$12])" office:value-type="float" office:value="3851.75539364659" calcext:value-type="float">
            <text:p>3851.75539364659</text:p>
          </table:table-cell>
          <table:table-cell table:formula="of:=[.G29]*POWER([.$B29];[.H$12])" office:value-type="float" office:value="71212.8941399309" calcext:value-type="float">
            <text:p>71212.8941399309</text:p>
          </table:table-cell>
          <table:table-cell table:formula="of:=[.H29]*POWER([.$B29];[.I$12])" office:value-type="float" office:value="24342126.200568" calcext:value-type="float">
            <text:p>24342126.200568</text:p>
          </table:table-cell>
          <table:table-cell table:formula="of:=[.I29]*POWER([.$B29];[.J$12])" office:value-type="float" office:value="2844187718229.02" calcext:value-type="float">
            <text:p>2844187718229.02</text:p>
          </table:table-cell>
          <table:table-cell table:formula="of:=[.J29]*POWER([.$B29];[.K$12])" office:value-type="float" office:value="3.8829138127319E+022" calcext:value-type="float">
            <text:p>3.8829138127319E+022</text:p>
          </table:table-cell>
          <table:table-cell table:formula="of:=[.K29]*POWER([.$B29];[.L$12])" office:value-type="float" office:value="7.23696944501E+042" calcext:value-type="float">
            <text:p>7.23696944501E+0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500" calcext:value-type="float">
            <text:p>500</text:p>
          </table:table-cell>
          <table:table-cell table:formula="of:=[.C30]*POWER([.$B30];[.D$12])" office:value-type="float" office:value="600" calcext:value-type="float">
            <text:p>600</text:p>
          </table:table-cell>
          <table:table-cell table:formula="of:=[.D30]*POWER([.$B30];[.E$12])" office:value-type="float" office:value="864" calcext:value-type="float">
            <text:p>864</text:p>
          </table:table-cell>
          <table:table-cell table:formula="of:=[.E30]*POWER([.$B30];[.F$12])" office:value-type="float" office:value="1791.5904" calcext:value-type="float">
            <text:p>1791.5904</text:p>
          </table:table-cell>
          <table:table-cell table:formula="of:=[.F30]*POWER([.$B30];[.G$12])" office:value-type="float" office:value="7703.51078729318" calcext:value-type="float">
            <text:p>7703.51078729318</text:p>
          </table:table-cell>
          <table:table-cell table:formula="of:=[.G30]*POWER([.$B30];[.H$12])" office:value-type="float" office:value="142425.788279862" calcext:value-type="float">
            <text:p>142425.788279862</text:p>
          </table:table-cell>
          <table:table-cell table:formula="of:=[.H30]*POWER([.$B30];[.I$12])" office:value-type="float" office:value="48684252.401136" calcext:value-type="float">
            <text:p>48684252.401136</text:p>
          </table:table-cell>
          <table:table-cell table:formula="of:=[.I30]*POWER([.$B30];[.J$12])" office:value-type="float" office:value="5688375436458.04" calcext:value-type="float">
            <text:p>5688375436458.04</text:p>
          </table:table-cell>
          <table:table-cell table:formula="of:=[.J30]*POWER([.$B30];[.K$12])" office:value-type="float" office:value="7.7658276254638E+022" calcext:value-type="float">
            <text:p>7.7658276254638E+022</text:p>
          </table:table-cell>
          <table:table-cell table:formula="of:=[.K30]*POWER([.$B30];[.L$12])" office:value-type="float" office:value="1.447393889002E+043" calcext:value-type="float">
            <text:p>1.447393889002E+04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1000" calcext:value-type="float">
            <text:p>1000</text:p>
          </table:table-cell>
          <table:table-cell table:formula="of:=[.C31]*POWER([.$B31];[.D$12])" office:value-type="float" office:value="1250" calcext:value-type="float">
            <text:p>1250</text:p>
          </table:table-cell>
          <table:table-cell table:formula="of:=[.D31]*POWER([.$B31];[.E$12])" office:value-type="float" office:value="1953.125" calcext:value-type="float">
            <text:p>1953.125</text:p>
          </table:table-cell>
          <table:table-cell table:formula="of:=[.E31]*POWER([.$B31];[.F$12])" office:value-type="float" office:value="4768.37158203125" calcext:value-type="float">
            <text:p>4768.37158203125</text:p>
          </table:table-cell>
          <table:table-cell table:formula="of:=[.F31]*POWER([.$B31];[.G$12])" office:value-type="float" office:value="28421.709430404" calcext:value-type="float">
            <text:p>28421.709430404</text:p>
          </table:table-cell>
          <table:table-cell table:formula="of:=[.G31]*POWER([.$B31];[.H$12])" office:value-type="float" office:value="1009741.9586829" calcext:value-type="float">
            <text:p>1009741.9586829</text:p>
          </table:table-cell>
          <table:table-cell table:formula="of:=[.H31]*POWER([.$B31];[.I$12])" office:value-type="float" office:value="1274473528.90596" calcext:value-type="float">
            <text:p>1274473528.90596</text:p>
          </table:table-cell>
          <table:table-cell table:formula="of:=[.I31]*POWER([.$B31];[.J$12])" office:value-type="float" office:value="2.03035346985252E+015" calcext:value-type="float">
            <text:p>2.03035346985252E+015</text:p>
          </table:table-cell>
          <table:table-cell table:formula="of:=[.J31]*POWER([.$B31];[.K$12])" office:value-type="float" office:value="5.15291901567771E+027" calcext:value-type="float">
            <text:p>5.15291901567771E+027</text:p>
          </table:table-cell>
          <table:table-cell table:formula="of:=[.K31]*POWER([.$B31];[.L$12])" office:value-type="float" office:value="3.31907179776661E+052" calcext:value-type="float">
            <text:p>3.31907179776661E+0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1000" calcext:value-type="float">
            <text:p>1000</text:p>
          </table:table-cell>
          <table:table-cell table:formula="of:=[.C32]*POWER([.$B32];[.D$12])" office:value-type="float" office:value="1300" calcext:value-type="float">
            <text:p>1300</text:p>
          </table:table-cell>
          <table:table-cell table:formula="of:=[.D32]*POWER([.$B32];[.E$12])" office:value-type="float" office:value="2197" calcext:value-type="float">
            <text:p>2197</text:p>
          </table:table-cell>
          <table:table-cell table:formula="of:=[.E32]*POWER([.$B32];[.F$12])" office:value-type="float" office:value="6274.8517" calcext:value-type="float">
            <text:p>6274.8517</text:p>
          </table:table-cell>
          <table:table-cell table:formula="of:=[.F32]*POWER([.$B32];[.G$12])" office:value-type="float" office:value="51185.8930140908" calcext:value-type="float">
            <text:p>51185.8930140908</text:p>
          </table:table-cell>
          <table:table-cell table:formula="of:=[.G32]*POWER([.$B32];[.H$12])" office:value-type="float" office:value="3405994.33674493" calcext:value-type="float">
            <text:p>3405994.33674493</text:p>
          </table:table-cell>
          <table:table-cell table:formula="of:=[.H32]*POWER([.$B32];[.I$12])" office:value-type="float" office:value="15081036648.5201" calcext:value-type="float">
            <text:p>15081036648.5201</text:p>
          </table:table-cell>
          <table:table-cell table:formula="of:=[.I32]*POWER([.$B32];[.J$12])" office:value-type="float" office:value="2.95668966312209E+017" calcext:value-type="float">
            <text:p>2.95668966312209E+017</text:p>
          </table:table-cell>
          <table:table-cell table:formula="of:=[.J32]*POWER([.$B32];[.K$12])" office:value-type="float" office:value="1.13646178932169E+032" calcext:value-type="float">
            <text:p>1.13646178932169E+032</text:p>
          </table:table-cell>
          <table:table-cell table:formula="of:=[.K32]*POWER([.$B32];[.L$12])" office:value-type="float" office:value="1.67900901816474E+061" calcext:value-type="float">
            <text:p>1.67900901816474E+06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 office:value-type="float" office:value="1000" calcext:value-type="float">
            <text:p>1000</text:p>
          </table:table-cell>
          <table:table-cell table:formula="of:=[.C33]*POWER([.$B33];[.D$12])" office:value-type="float" office:value="1330" calcext:value-type="float">
            <text:p>1330</text:p>
          </table:table-cell>
          <table:table-cell table:formula="of:=[.D33]*POWER([.$B33];[.E$12])" office:value-type="float" office:value="2352.637" calcext:value-type="float">
            <text:p>2352.637</text:p>
          </table:table-cell>
          <table:table-cell table:formula="of:=[.E33]*POWER([.$B33];[.F$12])" office:value-type="float" office:value="7361.41813551277" calcext:value-type="float">
            <text:p>7361.41813551277</text:p>
          </table:table-cell>
          <table:table-cell table:formula="of:=[.F33]*POWER([.$B33];[.G$12])" office:value-type="float" office:value="72073.3343645889" calcext:value-type="float">
            <text:p>72073.3343645889</text:p>
          </table:table-cell>
          <table:table-cell table:formula="of:=[.G33]*POWER([.$B33];[.H$12])" office:value-type="float" office:value="6908772.15015168" calcext:value-type="float">
            <text:p>6908772.15015168</text:p>
          </table:table-cell>
          <table:table-cell table:formula="of:=[.H33]*POWER([.$B33];[.I$12])" office:value-type="float" office:value="63482406388.2063" calcext:value-type="float">
            <text:p>63482406388.2063</text:p>
          </table:table-cell>
          <table:table-cell table:formula="of:=[.I33]*POWER([.$B33];[.J$12])" office:value-type="float" office:value="5.35992117471372E+018" calcext:value-type="float">
            <text:p>5.35992117471372E+018</text:p>
          </table:table-cell>
          <table:table-cell table:formula="of:=[.J33]*POWER([.$B33];[.K$12])" office:value-type="float" office:value="3.82092441488622E+034" calcext:value-type="float">
            <text:p>3.82092441488622E+034</text:p>
          </table:table-cell>
          <table:table-cell table:formula="of:=[.K33]*POWER([.$B33];[.L$12])" office:value-type="float" office:value="1.94172863010838E+066" calcext:value-type="float">
            <text:p>1.94172863010838E+0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office:value-type="float" office:value="1000" calcext:value-type="float">
            <text:p>1000</text:p>
          </table:table-cell>
          <table:table-cell table:formula="of:=[.C34]*POWER([.$B34];[.D$12])" office:value-type="float" office:value="1350" calcext:value-type="float">
            <text:p>1350</text:p>
          </table:table-cell>
          <table:table-cell table:formula="of:=[.D34]*POWER([.$B34];[.E$12])" office:value-type="float" office:value="2460.375" calcext:value-type="float">
            <text:p>2460.375</text:p>
          </table:table-cell>
          <table:table-cell table:formula="of:=[.E34]*POWER([.$B34];[.F$12])" office:value-type="float" office:value="8172.15093984375" calcext:value-type="float">
            <text:p>8172.15093984375</text:p>
          </table:table-cell>
          <table:table-cell table:formula="of:=[.F34]*POWER([.$B34];[.G$12])" office:value-type="float" office:value="90158.4688278454" calcext:value-type="float">
            <text:p>90158.4688278454</text:p>
          </table:table-cell>
          <table:table-cell table:formula="of:=[.G34]*POWER([.$B34];[.H$12])" office:value-type="float" office:value="10973541.8268651" calcext:value-type="float">
            <text:p>10973541.8268651</text:p>
          </table:table-cell>
          <table:table-cell table:formula="of:=[.H34]*POWER([.$B34];[.I$12])" office:value-type="float" office:value="162565137305.043" calcext:value-type="float">
            <text:p>162565137305.043</text:p>
          </table:table-cell>
          <table:table-cell table:formula="of:=[.I34]*POWER([.$B34];[.J$12])" office:value-type="float" office:value="3.56770222204603E+019" calcext:value-type="float">
            <text:p>3.56770222204603E+019</text:p>
          </table:table-cell>
          <table:table-cell table:formula="of:=[.J34]*POWER([.$B34];[.K$12])" office:value-type="float" office:value="1.71834738460094E+036" calcext:value-type="float">
            <text:p>1.71834738460094E+036</text:p>
          </table:table-cell>
          <table:table-cell table:formula="of:=[.K34]*POWER([.$B34];[.L$12])" office:value-type="float" office:value="3.98616894112261E+069" calcext:value-type="float">
            <text:p>3.98616894112261E+0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220" calcext:value-type="float">
            <text:p>220</text:p>
          </table:table-cell>
          <table:table-cell table:formula="of:=[.C35]*POWER([.$B35];[.D$12])" office:value-type="float" office:value="308" calcext:value-type="float">
            <text:p>308</text:p>
          </table:table-cell>
          <table:table-cell table:formula="of:=[.D35]*POWER([.$B35];[.E$12])" office:value-type="float" office:value="603.68" calcext:value-type="float">
            <text:p>603.68</text:p>
          </table:table-cell>
          <table:table-cell table:formula="of:=[.E35]*POWER([.$B35];[.F$12])" office:value-type="float" office:value="2319.097088" calcext:value-type="float">
            <text:p>2319.097088</text:p>
          </table:table-cell>
          <table:table-cell table:formula="of:=[.F35]*POWER([.$B35];[.G$12])" office:value-type="float" office:value="34224.9810227187" calcext:value-type="float">
            <text:p>34224.9810227187</text:p>
          </table:table-cell>
          <table:table-cell table:formula="of:=[.G35]*POWER([.$B35];[.H$12])" office:value-type="float" office:value="7454041.16548924" calcext:value-type="float">
            <text:p>7454041.16548924</text:p>
          </table:table-cell>
          <table:table-cell table:formula="of:=[.H35]*POWER([.$B35];[.I$12])" office:value-type="float" office:value="353581007161.507" calcext:value-type="float">
            <text:p>353581007161.507</text:p>
          </table:table-cell>
          <table:table-cell table:formula="of:=[.I35]*POWER([.$B35];[.J$12])" office:value-type="float" office:value="7.95578818524926E+020" calcext:value-type="float">
            <text:p>7.95578818524926E+020</text:p>
          </table:table-cell>
          <table:table-cell table:formula="of:=[.J35]*POWER([.$B35];[.K$12])" office:value-type="float" office:value="4.02783599581692E+039" calcext:value-type="float">
            <text:p>4.02783599581692E+039</text:p>
          </table:table-cell>
          <table:table-cell table:formula="of:=[.K35]*POWER([.$B35];[.L$12])" office:value-type="float" office:value="1.03240217876718E+077" calcext:value-type="float">
            <text:p>1.03240217876718E+0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office:value-type="float" office:value="1000" calcext:value-type="float">
            <text:p>1000</text:p>
          </table:table-cell>
          <table:table-cell table:formula="of:=[.C36]*POWER([.$B36];[.D$12])" office:value-type="float" office:value="1450" calcext:value-type="float">
            <text:p>1450</text:p>
          </table:table-cell>
          <table:table-cell table:formula="of:=[.D36]*POWER([.$B36];[.E$12])" office:value-type="float" office:value="3048.625" calcext:value-type="float">
            <text:p>3048.625</text:p>
          </table:table-cell>
          <table:table-cell table:formula="of:=[.E36]*POWER([.$B36];[.F$12])" office:value-type="float" office:value="13476.4658664063" calcext:value-type="float">
            <text:p>13476.4658664063</text:p>
          </table:table-cell>
          <table:table-cell table:formula="of:=[.F36]*POWER([.$B36];[.G$12])" office:value-type="float" office:value="263341.941760198" calcext:value-type="float">
            <text:p>263341.941760198</text:p>
          </table:table-cell>
          <table:table-cell table:formula="of:=[.G36]*POWER([.$B36];[.H$12])" office:value-type="float" office:value="100556018.520546" calcext:value-type="float">
            <text:p>100556018.520546</text:p>
          </table:table-cell>
          <table:table-cell table:formula="of:=[.H36]*POWER([.$B36];[.I$12])" office:value-type="float" office:value="14661693648021.4" calcext:value-type="float">
            <text:p>14661693648021.4</text:p>
          </table:table-cell>
          <table:table-cell table:formula="of:=[.I36]*POWER([.$B36];[.J$12])" office:value-type="float" office:value="3.11699627911223E+023" calcext:value-type="float">
            <text:p>3.11699627911223E+023</text:p>
          </table:table-cell>
          <table:table-cell table:formula="of:=[.J36]*POWER([.$B36];[.K$12])" office:value-type="float" office:value="1.40877154157993E+044" calcext:value-type="float">
            <text:p>1.40877154157993E+044</text:p>
          </table:table-cell>
          <table:table-cell table:formula="of:=[.K36]*POWER([.$B36];[.L$12])" office:value-type="float" office:value="2.87772402172996E+085" calcext:value-type="float">
            <text:p>2.87772402172996E+0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000" calcext:value-type="float">
            <text:p>1000</text:p>
          </table:table-cell>
          <table:table-cell table:formula="of:=[.C37]*POWER([.$B37];[.D$12])" office:value-type="float" office:value="1500" calcext:value-type="float">
            <text:p>1500</text:p>
          </table:table-cell>
          <table:table-cell table:formula="of:=[.D37]*POWER([.$B37];[.E$12])" office:value-type="float" office:value="3375" calcext:value-type="float">
            <text:p>3375</text:p>
          </table:table-cell>
          <table:table-cell table:formula="of:=[.E37]*POWER([.$B37];[.F$12])" office:value-type="float" office:value="17085.9375" calcext:value-type="float">
            <text:p>17085.9375</text:p>
          </table:table-cell>
          <table:table-cell table:formula="of:=[.F37]*POWER([.$B37];[.G$12])" office:value-type="float" office:value="437893.890380859" calcext:value-type="float">
            <text:p>437893.890380859</text:p>
          </table:table-cell>
          <table:table-cell table:formula="of:=[.G37]*POWER([.$B37];[.H$12])" office:value-type="float" office:value="287626588.849326" calcext:value-type="float">
            <text:p>287626588.849326</text:p>
          </table:table-cell>
          <table:table-cell table:formula="of:=[.H37]*POWER([.$B37];[.I$12])" office:value-type="float" office:value="124093581919649" calcext:value-type="float">
            <text:p>124093581919649</text:p>
          </table:table-cell>
          <table:table-cell table:formula="of:=[.I37]*POWER([.$B37];[.J$12])" office:value-type="float" office:value="2.30988256104729E+025" calcext:value-type="float">
            <text:p>2.30988256104729E+025</text:p>
          </table:table-cell>
          <table:table-cell table:formula="of:=[.J37]*POWER([.$B37];[.K$12])" office:value-type="float" office:value="8.00333616874561E+047" calcext:value-type="float">
            <text:p>8.00333616874561E+047</text:p>
          </table:table-cell>
          <table:table-cell table:formula="of:=[.K37]*POWER([.$B37];[.L$12])" office:value-type="float" office:value="9.60800847449274E+092" calcext:value-type="float">
            <text:p>9.60800847449274E+0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C38]*POWER([.$B38];[.D$12])" office:value-type="float" office:value="6000" calcext:value-type="float">
            <text:p>6000</text:p>
          </table:table-cell>
          <table:table-cell table:formula="of:=[.D38]*POWER([.$B38];[.E$12])" office:value-type="float" office:value="216000" calcext:value-type="float">
            <text:p>216000</text:p>
          </table:table-cell>
          <table:table-cell table:formula="of:=[.E38]*POWER([.$B38];[.F$12])" office:value-type="float" office:value="279936000" calcext:value-type="float">
            <text:p>279936000</text:p>
          </table:table-cell>
          <table:table-cell table:formula="of:=[.F38]*POWER([.$B38];[.G$12])" office:value-type="float" office:value="470184984576000" calcext:value-type="float">
            <text:p>470184984576000</text:p>
          </table:table-cell>
          <table:table-cell table:formula="of:=[.G38]*POWER([.$B38];[.H$12])" office:value-type="float" office:value="1.3264435183244E+027" calcext:value-type="float">
            <text:p>1.3264435183244E+027</text:p>
          </table:table-cell>
          <table:table-cell table:formula="of:=[.H38]*POWER([.$B38];[.I$12])" office:value-type="float" office:value="1.05567144438289E+052" calcext:value-type="float">
            <text:p>1.05567144438289E+052</text:p>
          </table:table-cell>
          <table:table-cell table:formula="of:=[.I38]*POWER([.$B38];[.J$12])" office:value-type="float" office:value="6.68665319091272E+101" calcext:value-type="float">
            <text:p>6.68665319091272E+101</text:p>
          </table:table-cell>
          <table:table-cell table:formula="of:=[.J38]*POWER([.$B38];[.K$12])" office:value-type="float" office:value="2.68267985373259E+201" calcext:value-type="float">
            <text:p>2.68267985373259E+201</text:p>
          </table:table-cell>
          <table:table-cell table:formula="of:=[.K38]*POWER([.$B38];[.L$12])" office:value-type="string" office:string-value="" calcext:value-type="error">
            <text:p>#NUM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formula="of:=[.C39]*POWER([.$B39];[.D$12])" office:value-type="float" office:value="9" calcext:value-type="float">
            <text:p>9</text:p>
          </table:table-cell>
          <table:table-cell table:formula="of:=[.D39]*POWER([.$B39];[.E$12])" office:value-type="float" office:value="20.25" calcext:value-type="float">
            <text:p>20.25</text:p>
          </table:table-cell>
          <table:table-cell table:formula="of:=[.E39]*POWER([.$B39];[.F$12])" office:value-type="float" office:value="102.515625" calcext:value-type="float">
            <text:p>102.515625</text:p>
          </table:table-cell>
          <table:table-cell table:formula="of:=[.F39]*POWER([.$B39];[.G$12])" office:value-type="float" office:value="2627.36334228516" calcext:value-type="float">
            <text:p>2627.36334228516</text:p>
          </table:table-cell>
          <table:table-cell table:formula="of:=[.G39]*POWER([.$B39];[.H$12])" office:value-type="float" office:value="1725759.53309596" calcext:value-type="float">
            <text:p>1725759.53309596</text:p>
          </table:table-cell>
          <table:table-cell table:formula="of:=[.H39]*POWER([.$B39];[.I$12])" office:value-type="float" office:value="744561491517.894" calcext:value-type="float">
            <text:p>744561491517.894</text:p>
          </table:table-cell>
          <table:table-cell table:formula="of:=[.I39]*POWER([.$B39];[.J$12])" office:value-type="float" office:value="1.38592953662838E+023" calcext:value-type="float">
            <text:p>1.38592953662838E+023</text:p>
          </table:table-cell>
          <table:table-cell table:formula="of:=[.J39]*POWER([.$B39];[.K$12])" office:value-type="float" office:value="4.80200170124736E+045" calcext:value-type="float">
            <text:p>4.80200170124736E+045</text:p>
          </table:table-cell>
          <table:table-cell table:formula="of:=[.K39]*POWER([.$B39];[.L$12])" office:value-type="float" office:value="5.76480508469564E+090" calcext:value-type="float">
            <text:p>5.76480508469564E+09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table:formula="of:=[.C40]*POWER([.$B40];[.D$12])" office:value-type="float" office:value="15.75" calcext:value-type="float">
            <text:p>15.75</text:p>
          </table:table-cell>
          <table:table-cell table:formula="of:=[.D40]*POWER([.$B40];[.E$12])" office:value-type="float" office:value="79.734375" calcext:value-type="float">
            <text:p>79.734375</text:p>
          </table:table-cell>
          <table:table-cell table:formula="of:=[.E40]*POWER([.$B40];[.F$12])" office:value-type="float" office:value="2043.50482177734" calcext:value-type="float">
            <text:p>2043.50482177734</text:p>
          </table:table-cell>
          <table:table-cell table:formula="of:=[.F40]*POWER([.$B40];[.G$12])" office:value-type="float" office:value="1342257.41463019" calcext:value-type="float">
            <text:p>1342257.41463019</text:p>
          </table:table-cell>
          <table:table-cell table:formula="of:=[.G40]*POWER([.$B40];[.H$12])" office:value-type="float" office:value="579103382291.695" calcext:value-type="float">
            <text:p>579103382291.695</text:p>
          </table:table-cell>
          <table:table-cell table:formula="of:=[.H40]*POWER([.$B40];[.I$12])" office:value-type="float" office:value="1.0779451951554E+023" calcext:value-type="float">
            <text:p>1.0779451951554E+023</text:p>
          </table:table-cell>
          <table:table-cell table:formula="of:=[.I40]*POWER([.$B40];[.J$12])" office:value-type="float" office:value="3.73489021208128E+045" calcext:value-type="float">
            <text:p>3.73489021208128E+045</text:p>
          </table:table-cell>
          <table:table-cell table:formula="of:=[.J40]*POWER([.$B40];[.K$12])" office:value-type="float" office:value="4.48373728809661E+090" calcext:value-type="float">
            <text:p>4.48373728809661E+090</text:p>
          </table:table-cell>
          <table:table-cell table:formula="of:=[.K40]*POWER([.$B40];[.L$12])" office:value-type="float" office:value="6.4619678792147E+180" calcext:value-type="float">
            <text:p>6.4619678792147E+1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9" calcext:value-type="float">
            <text:p>9</text:p>
          </table:table-cell>
          <table:table-cell table:formula="of:=[.C41]*POWER([.$B41];[.D$12])" office:value-type="float" office:value="20.25" calcext:value-type="float">
            <text:p>20.25</text:p>
          </table:table-cell>
          <table:table-cell table:formula="of:=[.D41]*POWER([.$B41];[.E$12])" office:value-type="float" office:value="102.515625" calcext:value-type="float">
            <text:p>102.515625</text:p>
          </table:table-cell>
          <table:table-cell table:formula="of:=[.E41]*POWER([.$B41];[.F$12])" office:value-type="float" office:value="2627.36334228516" calcext:value-type="float">
            <text:p>2627.36334228516</text:p>
          </table:table-cell>
          <table:table-cell table:formula="of:=[.F41]*POWER([.$B41];[.G$12])" office:value-type="float" office:value="1725759.53309596" calcext:value-type="float">
            <text:p>1725759.53309596</text:p>
          </table:table-cell>
          <table:table-cell table:formula="of:=[.G41]*POWER([.$B41];[.H$12])" office:value-type="float" office:value="744561491517.894" calcext:value-type="float">
            <text:p>744561491517.894</text:p>
          </table:table-cell>
          <table:table-cell table:formula="of:=[.H41]*POWER([.$B41];[.I$12])" office:value-type="float" office:value="1.38592953662838E+023" calcext:value-type="float">
            <text:p>1.38592953662838E+023</text:p>
          </table:table-cell>
          <table:table-cell table:formula="of:=[.I41]*POWER([.$B41];[.J$12])" office:value-type="float" office:value="4.80200170124736E+045" calcext:value-type="float">
            <text:p>4.80200170124736E+045</text:p>
          </table:table-cell>
          <table:table-cell table:formula="of:=[.J41]*POWER([.$B41];[.K$12])" office:value-type="float" office:value="5.76480508469564E+090" calcext:value-type="float">
            <text:p>5.76480508469564E+090</text:p>
          </table:table-cell>
          <table:table-cell table:formula="of:=[.K41]*POWER([.$B41];[.L$12])" office:value-type="float" office:value="8.30824441613319E+180" calcext:value-type="float">
            <text:p>8.30824441613319E+1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10" calcext:value-type="float">
            <text:p>10</text:p>
          </table:table-cell>
          <table:table-cell table:formula="of:=[.C42]*POWER([.$B42];[.D$12])" office:value-type="float" office:value="22.5" calcext:value-type="float">
            <text:p>22.5</text:p>
          </table:table-cell>
          <table:table-cell table:formula="of:=[.D42]*POWER([.$B42];[.E$12])" office:value-type="float" office:value="113.90625" calcext:value-type="float">
            <text:p>113.90625</text:p>
          </table:table-cell>
          <table:table-cell table:formula="of:=[.E42]*POWER([.$B42];[.F$12])" office:value-type="float" office:value="2919.29260253906" calcext:value-type="float">
            <text:p>2919.29260253906</text:p>
          </table:table-cell>
          <table:table-cell table:formula="of:=[.F42]*POWER([.$B42];[.G$12])" office:value-type="float" office:value="1917510.59232884" calcext:value-type="float">
            <text:p>1917510.59232884</text:p>
          </table:table-cell>
          <table:table-cell table:formula="of:=[.G42]*POWER([.$B42];[.H$12])" office:value-type="float" office:value="827290546130.993" calcext:value-type="float">
            <text:p>827290546130.993</text:p>
          </table:table-cell>
          <table:table-cell table:formula="of:=[.H42]*POWER([.$B42];[.I$12])" office:value-type="float" office:value="1.53992170736486E+023" calcext:value-type="float">
            <text:p>1.53992170736486E+023</text:p>
          </table:table-cell>
          <table:table-cell table:formula="of:=[.I42]*POWER([.$B42];[.J$12])" office:value-type="float" office:value="5.33555744583041E+045" calcext:value-type="float">
            <text:p>5.33555744583041E+045</text:p>
          </table:table-cell>
          <table:table-cell table:formula="of:=[.J42]*POWER([.$B42];[.K$12])" office:value-type="float" office:value="6.40533898299516E+090" calcext:value-type="float">
            <text:p>6.40533898299516E+090</text:p>
          </table:table-cell>
          <table:table-cell table:formula="of:=[.K42]*POWER([.$B42];[.L$12])" office:value-type="float" office:value="9.23138268459243E+180" calcext:value-type="float">
            <text:p>9.23138268459243E+180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ultiplies Steps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D14]/[.C14]" office:value-type="float" office:value="0.65" calcext:value-type="float">
            <text:p>0.65</text:p>
          </table:table-cell>
          <table:table-cell table:formula="of:=[.E14]/[.D14]" office:value-type="float" office:value="0.4225" calcext:value-type="float">
            <text:p>0.4225</text:p>
          </table:table-cell>
          <table:table-cell table:formula="of:=[.F14]/[.E14]" office:value-type="float" office:value="0.17850625" calcext:value-type="float">
            <text:p>0.17850625</text:p>
          </table:table-cell>
          <table:table-cell table:formula="of:=[.G14]/[.F14]" office:value-type="float" office:value="0.0318644812890625" calcext:value-type="float">
            <text:p>0.031864481289063</text:p>
          </table:table-cell>
          <table:table-cell table:formula="of:=[.H14]/[.G14]" office:value-type="float" office:value="0.00101534516782101" calcext:value-type="float">
            <text:p>0.001015345167821</text:p>
          </table:table-cell>
          <table:table-cell table:formula="of:=[.I14]/[.H14]" office:value-type="float" office:value="0.00000103092580981748" calcext:value-type="float">
            <text:p>1.03092580981748E-06</text:p>
          </table:table-cell>
          <table:table-cell table:formula="of:=[.J14]/[.I14]" office:value-type="float" office:value="0.00000000000106280802534784" calcext:value-type="float">
            <text:p>1.06280802534784E-12</text:p>
          </table:table-cell>
          <table:table-cell table:formula="of:=[.K14]/[.J14]" office:value-type="float" office:value="1.12956089874377E-024" calcext:value-type="float">
            <text:p>1.12956089874377E-24</text:p>
          </table:table-cell>
          <table:table-cell table:formula="of:=[.L14]/[.K14]" office:value-type="float" office:value="1.27590782397083E-048" calcext:value-type="float">
            <text:p>1.27590782397083E-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/>
          <table:table-cell table:formula="of:=[.D15]/[.C15]" office:value-type="float" office:value="0.7" calcext:value-type="float">
            <text:p>0.7</text:p>
          </table:table-cell>
          <table:table-cell table:formula="of:=[.E15]/[.D15]" office:value-type="float" office:value="0.49" calcext:value-type="float">
            <text:p>0.49</text:p>
          </table:table-cell>
          <table:table-cell table:formula="of:=[.F15]/[.E15]" office:value-type="float" office:value="0.2401" calcext:value-type="float">
            <text:p>0.2401</text:p>
          </table:table-cell>
          <table:table-cell table:formula="of:=[.G15]/[.F15]" office:value-type="float" office:value="0.05764801" calcext:value-type="float">
            <text:p>0.05764801</text:p>
          </table:table-cell>
          <table:table-cell table:formula="of:=[.H15]/[.G15]" office:value-type="float" office:value="0.00332329305696011" calcext:value-type="float">
            <text:p>0.00332329305696</text:p>
          </table:table-cell>
          <table:table-cell table:formula="of:=[.I15]/[.H15]" office:value-type="float" office:value="0.0000110442767424392" calcext:value-type="float">
            <text:p>1.10442767424392E-05</text:p>
          </table:table-cell>
          <table:table-cell table:formula="of:=[.J15]/[.I15]" office:value-type="float" office:value="0.000000000121976048763584" calcext:value-type="float">
            <text:p>1.21976048763584E-10</text:p>
          </table:table-cell>
          <table:table-cell table:formula="of:=[.K15]/[.J15]" office:value-type="float" office:value="1.48781564719763E-020" calcext:value-type="float">
            <text:p>1.48781564719763E-20</text:p>
          </table:table-cell>
          <table:table-cell table:formula="of:=[.L15]/[.K15]" office:value-type="float" office:value="2.2135954000461E-040" calcext:value-type="float">
            <text:p>2.2135954000461E-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  <table:table-cell table:formula="of:=[.D16]/[.C16]" office:value-type="float" office:value="0.75" calcext:value-type="float">
            <text:p>0.75</text:p>
          </table:table-cell>
          <table:table-cell table:formula="of:=[.E16]/[.D16]" office:value-type="float" office:value="0.5625" calcext:value-type="float">
            <text:p>0.5625</text:p>
          </table:table-cell>
          <table:table-cell table:formula="of:=[.F16]/[.E16]" office:value-type="float" office:value="0.31640625" calcext:value-type="float">
            <text:p>0.31640625</text:p>
          </table:table-cell>
          <table:table-cell table:formula="of:=[.G16]/[.F16]" office:value-type="float" office:value="0.100112915039063" calcext:value-type="float">
            <text:p>0.100112915039063</text:p>
          </table:table-cell>
          <table:table-cell table:formula="of:=[.H16]/[.G16]" office:value-type="float" office:value="0.0100225957576185" calcext:value-type="float">
            <text:p>0.010022595757619</text:p>
          </table:table-cell>
          <table:table-cell table:formula="of:=[.I16]/[.H16]" office:value-type="float" office:value="0.000100452425720633" calcext:value-type="float">
            <text:p>0.000100452425721</text:p>
          </table:table-cell>
          <table:table-cell table:formula="of:=[.J16]/[.I16]" office:value-type="float" office:value="0.0000000100906898331593" calcext:value-type="float">
            <text:p>1.00906898331593E-08</text:p>
          </table:table-cell>
          <table:table-cell table:formula="of:=[.K16]/[.J16]" office:value-type="float" office:value="1.01822021309025E-016" calcext:value-type="float">
            <text:p>1.01822021309025E-16</text:p>
          </table:table-cell>
          <table:table-cell table:formula="of:=[.L16]/[.K16]" office:value-type="float" office:value="1.03677240234556E-032" calcext:value-type="float">
            <text:p>1.03677240234556E-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  <table:table-cell table:formula="of:=[.D17]/[.C17]" office:value-type="float" office:value="0.8" calcext:value-type="float">
            <text:p>0.8</text:p>
          </table:table-cell>
          <table:table-cell table:formula="of:=[.E17]/[.D17]" office:value-type="float" office:value="0.64" calcext:value-type="float">
            <text:p>0.64</text:p>
          </table:table-cell>
          <table:table-cell table:formula="of:=[.F17]/[.E17]" office:value-type="float" office:value="0.4096" calcext:value-type="float">
            <text:p>0.4096</text:p>
          </table:table-cell>
          <table:table-cell table:formula="of:=[.G17]/[.F17]" office:value-type="float" office:value="0.16777216" calcext:value-type="float">
            <text:p>0.16777216</text:p>
          </table:table-cell>
          <table:table-cell table:formula="of:=[.H17]/[.G17]" office:value-type="float" office:value="0.0281474976710656" calcext:value-type="float">
            <text:p>0.028147497671066</text:p>
          </table:table-cell>
          <table:table-cell table:formula="of:=[.I17]/[.H17]" office:value-type="float" office:value="0.000792281625142645" calcext:value-type="float">
            <text:p>0.000792281625143</text:p>
          </table:table-cell>
          <table:table-cell table:formula="of:=[.J17]/[.I17]" office:value-type="float" office:value="0.00000062771017353867" calcext:value-type="float">
            <text:p>6.2771017353867E-07</text:p>
          </table:table-cell>
          <table:table-cell table:formula="of:=[.K17]/[.J17]" office:value-type="float" office:value="0.000000000000394020061963948" calcext:value-type="float">
            <text:p>3.94020061963948E-13</text:p>
          </table:table-cell>
          <table:table-cell table:formula="of:=[.L17]/[.K17]" office:value-type="float" office:value="1.55251809230073E-025" calcext:value-type="float">
            <text:p>1.55251809230073E-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  <table:table-cell table:formula="of:=[.D18]/[.C18]" office:value-type="float" office:value="0.85" calcext:value-type="float">
            <text:p>0.85</text:p>
          </table:table-cell>
          <table:table-cell table:formula="of:=[.E18]/[.D18]" office:value-type="float" office:value="0.7225" calcext:value-type="float">
            <text:p>0.7225</text:p>
          </table:table-cell>
          <table:table-cell table:formula="of:=[.F18]/[.E18]" office:value-type="float" office:value="0.52200625" calcext:value-type="float">
            <text:p>0.52200625</text:p>
          </table:table-cell>
          <table:table-cell table:formula="of:=[.G18]/[.F18]" office:value-type="float" office:value="0.272490525039062" calcext:value-type="float">
            <text:p>0.272490525039062</text:p>
          </table:table-cell>
          <table:table-cell table:formula="of:=[.H18]/[.G18]" office:value-type="float" office:value="0.0742510862360639" calcext:value-type="float">
            <text:p>0.074251086236064</text:p>
          </table:table-cell>
          <table:table-cell table:formula="of:=[.I18]/[.H18]" office:value-type="float" office:value="0.0055132238072354" calcext:value-type="float">
            <text:p>0.005513223807235</text:p>
          </table:table-cell>
          <table:table-cell table:formula="of:=[.J18]/[.I18]" office:value-type="float" office:value="0.0000303956367486672" calcext:value-type="float">
            <text:p>3.03956367486672E-05</text:p>
          </table:table-cell>
          <table:table-cell table:formula="of:=[.K18]/[.J18]" office:value-type="float" office:value="0.000000000923894733356928" calcext:value-type="float">
            <text:p>9.23894733356928E-10</text:p>
          </table:table-cell>
          <table:table-cell table:formula="of:=[.L18]/[.K18]" office:value-type="float" office:value="8.53581478324669E-019" calcext:value-type="float">
            <text:p>8.53581478324669E-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/>
          <table:table-cell table:formula="of:=[.D19]/[.C19]" office:value-type="float" office:value="0.9" calcext:value-type="float">
            <text:p>0.9</text:p>
          </table:table-cell>
          <table:table-cell table:formula="of:=[.E19]/[.D19]" office:value-type="float" office:value="0.81" calcext:value-type="float">
            <text:p>0.81</text:p>
          </table:table-cell>
          <table:table-cell table:formula="of:=[.F19]/[.E19]" office:value-type="float" office:value="0.6561" calcext:value-type="float">
            <text:p>0.6561</text:p>
          </table:table-cell>
          <table:table-cell table:formula="of:=[.G19]/[.F19]" office:value-type="float" office:value="0.43046721" calcext:value-type="float">
            <text:p>0.43046721</text:p>
          </table:table-cell>
          <table:table-cell table:formula="of:=[.H19]/[.G19]" office:value-type="float" office:value="0.185302018885184" calcext:value-type="float">
            <text:p>0.185302018885184</text:p>
          </table:table-cell>
          <table:table-cell table:formula="of:=[.I19]/[.H19]" office:value-type="float" office:value="0.0343368382029251" calcext:value-type="float">
            <text:p>0.034336838202925</text:p>
          </table:table-cell>
          <table:table-cell table:formula="of:=[.J19]/[.I19]" office:value-type="float" office:value="0.00117901845777386" calcext:value-type="float">
            <text:p>0.001179018457774</text:p>
          </table:table-cell>
          <table:table-cell table:formula="of:=[.K19]/[.J19]" office:value-type="float" office:value="0.00000139008452377145" calcext:value-type="float">
            <text:p>1.39008452377145E-06</text:p>
          </table:table-cell>
          <table:table-cell table:formula="of:=[.L19]/[.K19]" office:value-type="float" office:value="0.0000000000019323349832289" calcext:value-type="float">
            <text:p>1.9323349832289E-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/>
          <table:table-cell table:formula="of:=[.D20]/[.C20]" office:value-type="float" office:value="0.95" calcext:value-type="float">
            <text:p>0.95</text:p>
          </table:table-cell>
          <table:table-cell table:formula="of:=[.E20]/[.D20]" office:value-type="float" office:value="0.9025" calcext:value-type="float">
            <text:p>0.9025</text:p>
          </table:table-cell>
          <table:table-cell table:formula="of:=[.F20]/[.E20]" office:value-type="float" office:value="0.81450625" calcext:value-type="float">
            <text:p>0.81450625</text:p>
          </table:table-cell>
          <table:table-cell table:formula="of:=[.G20]/[.F20]" office:value-type="float" office:value="0.663420431289063" calcext:value-type="float">
            <text:p>0.663420431289063</text:p>
          </table:table-cell>
          <table:table-cell table:formula="of:=[.H20]/[.G20]" office:value-type="float" office:value="0.440126668651766" calcext:value-type="float">
            <text:p>0.440126668651766</text:p>
          </table:table-cell>
          <table:table-cell table:formula="of:=[.I20]/[.H20]" office:value-type="float" office:value="0.193711484458502" calcext:value-type="float">
            <text:p>0.193711484458502</text:p>
          </table:table-cell>
          <table:table-cell table:formula="of:=[.J20]/[.I20]" office:value-type="float" office:value="0.0375241392111163" calcext:value-type="float">
            <text:p>0.037524139211116</text:p>
          </table:table-cell>
          <table:table-cell table:formula="of:=[.K20]/[.J20]" office:value-type="float" office:value="0.00140806102353524" calcext:value-type="float">
            <text:p>0.001408061023535</text:p>
          </table:table-cell>
          <table:table-cell table:formula="of:=[.L20]/[.K20]" office:value-type="float" office:value="0.0000019826358459991" calcext:value-type="float">
            <text:p>1.9826358459991E-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D21]/[.C21]" office:value-type="float" office:value="1" calcext:value-type="float">
            <text:p>1</text:p>
          </table:table-cell>
          <table:table-cell table:formula="of:=[.E21]/[.D21]" office:value-type="float" office:value="1" calcext:value-type="float">
            <text:p>1</text:p>
          </table:table-cell>
          <table:table-cell table:formula="of:=[.F21]/[.E21]" office:value-type="float" office:value="1" calcext:value-type="float">
            <text:p>1</text:p>
          </table:table-cell>
          <table:table-cell table:formula="of:=[.G21]/[.F21]" office:value-type="float" office:value="1" calcext:value-type="float">
            <text:p>1</text:p>
          </table:table-cell>
          <table:table-cell table:formula="of:=[.H21]/[.G21]" office:value-type="float" office:value="1" calcext:value-type="float">
            <text:p>1</text:p>
          </table:table-cell>
          <table:table-cell table:formula="of:=[.I21]/[.H21]" office:value-type="float" office:value="1" calcext:value-type="float">
            <text:p>1</text:p>
          </table:table-cell>
          <table:table-cell table:formula="of:=[.J21]/[.I21]" office:value-type="float" office:value="1" calcext:value-type="float">
            <text:p>1</text:p>
          </table:table-cell>
          <table:table-cell table:formula="of:=[.K21]/[.J21]" office:value-type="float" office:value="1" calcext:value-type="float">
            <text:p>1</text:p>
          </table:table-cell>
          <table:table-cell table:formula="of:=[.L21]/[.K21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/>
          <table:table-cell table:formula="of:=[.D22]/[.C22]" office:value-type="float" office:value="1.05" calcext:value-type="float">
            <text:p>1.05</text:p>
          </table:table-cell>
          <table:table-cell table:formula="of:=[.E22]/[.D22]" office:value-type="float" office:value="1.1025" calcext:value-type="float">
            <text:p>1.1025</text:p>
          </table:table-cell>
          <table:table-cell table:formula="of:=[.F22]/[.E22]" office:value-type="float" office:value="1.21550625" calcext:value-type="float">
            <text:p>1.21550625</text:p>
          </table:table-cell>
          <table:table-cell table:formula="of:=[.G22]/[.F22]" office:value-type="float" office:value="1.47745544378906" calcext:value-type="float">
            <text:p>1.47745544378906</text:p>
          </table:table-cell>
          <table:table-cell table:formula="of:=[.H22]/[.G22]" office:value-type="float" office:value="2.18287458838194" calcext:value-type="float">
            <text:p>2.18287458838194</text:p>
          </table:table-cell>
          <table:table-cell table:formula="of:=[.I22]/[.H22]" office:value-type="float" office:value="4.76494146860361" calcext:value-type="float">
            <text:p>4.76494146860361</text:p>
          </table:table-cell>
          <table:table-cell table:formula="of:=[.J22]/[.I22]" office:value-type="float" office:value="22.7046671992183" calcext:value-type="float">
            <text:p>22.7046671992183</text:p>
          </table:table-cell>
          <table:table-cell table:formula="of:=[.K22]/[.J22]" office:value-type="float" office:value="515.501912627261" calcext:value-type="float">
            <text:p>515.501912627261</text:p>
          </table:table-cell>
          <table:table-cell table:formula="of:=[.L22]/[.K22]" office:value-type="float" office:value="265742.221922364" calcext:value-type="float">
            <text:p>265742.2219223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/>
          <table:table-cell table:formula="of:=[.D23]/[.C23]" office:value-type="float" office:value="1.1" calcext:value-type="float">
            <text:p>1.1</text:p>
          </table:table-cell>
          <table:table-cell table:formula="of:=[.E23]/[.D23]" office:value-type="float" office:value="1.21" calcext:value-type="float">
            <text:p>1.21</text:p>
          </table:table-cell>
          <table:table-cell table:formula="of:=[.F23]/[.E23]" office:value-type="float" office:value="1.4641" calcext:value-type="float">
            <text:p>1.4641</text:p>
          </table:table-cell>
          <table:table-cell table:formula="of:=[.G23]/[.F23]" office:value-type="float" office:value="2.14358881" calcext:value-type="float">
            <text:p>2.14358881</text:p>
          </table:table-cell>
          <table:table-cell table:formula="of:=[.H23]/[.G23]" office:value-type="float" office:value="4.59497298635722" calcext:value-type="float">
            <text:p>4.59497298635722</text:p>
          </table:table-cell>
          <table:table-cell table:formula="of:=[.I23]/[.H23]" office:value-type="float" office:value="21.1137767453526" calcext:value-type="float">
            <text:p>21.1137767453526</text:p>
          </table:table-cell>
          <table:table-cell table:formula="of:=[.J23]/[.I23]" office:value-type="float" office:value="445.791568452593" calcext:value-type="float">
            <text:p>445.791568452593</text:p>
          </table:table-cell>
          <table:table-cell table:formula="of:=[.K23]/[.J23]" office:value-type="float" office:value="198730.122503423" calcext:value-type="float">
            <text:p>198730.122503423</text:p>
          </table:table-cell>
          <table:table-cell table:formula="of:=[.L23]/[.K23]" office:value-type="float" office:value="39493661590.2253" calcext:value-type="float">
            <text:p>39493661590.22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/>
          <table:table-cell table:formula="of:=[.D24]/[.C24]" office:value-type="float" office:value="1.15" calcext:value-type="float">
            <text:p>1.15</text:p>
          </table:table-cell>
          <table:table-cell table:formula="of:=[.E24]/[.D24]" office:value-type="float" office:value="1.3225" calcext:value-type="float">
            <text:p>1.3225</text:p>
          </table:table-cell>
          <table:table-cell table:formula="of:=[.F24]/[.E24]" office:value-type="float" office:value="1.74900625" calcext:value-type="float">
            <text:p>1.74900625</text:p>
          </table:table-cell>
          <table:table-cell table:formula="of:=[.G24]/[.F24]" office:value-type="float" office:value="3.05902286253906" calcext:value-type="float">
            <text:p>3.05902286253906</text:p>
          </table:table-cell>
          <table:table-cell table:formula="of:=[.H24]/[.G24]" office:value-type="float" office:value="9.35762087353667" calcext:value-type="float">
            <text:p>9.35762087353667</text:p>
          </table:table-cell>
          <table:table-cell table:formula="of:=[.I24]/[.H24]" office:value-type="float" office:value="87.5650684128492" calcext:value-type="float">
            <text:p>87.5650684128492</text:p>
          </table:table-cell>
          <table:table-cell table:formula="of:=[.J24]/[.I24]" office:value-type="float" office:value="7667.64120614695" calcext:value-type="float">
            <text:p>7667.64120614695</text:p>
          </table:table-cell>
          <table:table-cell table:formula="of:=[.K24]/[.J24]" office:value-type="float" office:value="58792721.6662027" calcext:value-type="float">
            <text:p>58792721.6662027</text:p>
          </table:table-cell>
          <table:table-cell table:formula="of:=[.L24]/[.K24]" office:value-type="float" office:value="3456584120919583" calcext:value-type="float">
            <text:p>34565841209195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25]/[.C25]" office:value-type="float" office:value="1.2" calcext:value-type="float">
            <text:p>1.2</text:p>
          </table:table-cell>
          <table:table-cell table:formula="of:=[.E25]/[.D25]" office:value-type="float" office:value="1.44" calcext:value-type="float">
            <text:p>1.44</text:p>
          </table:table-cell>
          <table:table-cell table:formula="of:=[.F25]/[.E25]" office:value-type="float" office:value="2.0736" calcext:value-type="float">
            <text:p>2.0736</text:p>
          </table:table-cell>
          <table:table-cell table:formula="of:=[.G25]/[.F25]" office:value-type="float" office:value="4.29981696" calcext:value-type="float">
            <text:p>4.29981696</text:p>
          </table:table-cell>
          <table:table-cell table:formula="of:=[.H25]/[.G25]" office:value-type="float" office:value="18.4884258895036" calcext:value-type="float">
            <text:p>18.4884258895036</text:p>
          </table:table-cell>
          <table:table-cell table:formula="of:=[.I25]/[.H25]" office:value-type="float" office:value="341.821891871668" calcext:value-type="float">
            <text:p>341.821891871668</text:p>
          </table:table-cell>
          <table:table-cell table:formula="of:=[.J25]/[.I25]" office:value-type="float" office:value="116842.205762726" calcext:value-type="float">
            <text:p>116842.205762726</text:p>
          </table:table-cell>
          <table:table-cell table:formula="of:=[.K25]/[.J25]" office:value-type="float" office:value="13652101047.4993" calcext:value-type="float">
            <text:p>13652101047.4993</text:p>
          </table:table-cell>
          <table:table-cell table:formula="of:=[.L25]/[.K25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26]/[.C26]" office:value-type="float" office:value="1.2" calcext:value-type="float">
            <text:p>1.2</text:p>
          </table:table-cell>
          <table:table-cell table:formula="of:=[.E26]/[.D26]" office:value-type="float" office:value="1.44" calcext:value-type="float">
            <text:p>1.44</text:p>
          </table:table-cell>
          <table:table-cell table:formula="of:=[.F26]/[.E26]" office:value-type="float" office:value="2.0736" calcext:value-type="float">
            <text:p>2.0736</text:p>
          </table:table-cell>
          <table:table-cell table:formula="of:=[.G26]/[.F26]" office:value-type="float" office:value="4.29981696" calcext:value-type="float">
            <text:p>4.29981696</text:p>
          </table:table-cell>
          <table:table-cell table:formula="of:=[.H26]/[.G26]" office:value-type="float" office:value="18.4884258895036" calcext:value-type="float">
            <text:p>18.4884258895036</text:p>
          </table:table-cell>
          <table:table-cell table:formula="of:=[.I26]/[.H26]" office:value-type="float" office:value="341.821891871668" calcext:value-type="float">
            <text:p>341.821891871668</text:p>
          </table:table-cell>
          <table:table-cell table:formula="of:=[.J26]/[.I26]" office:value-type="float" office:value="116842.205762726" calcext:value-type="float">
            <text:p>116842.205762726</text:p>
          </table:table-cell>
          <table:table-cell table:formula="of:=[.K26]/[.J26]" office:value-type="float" office:value="13652101047.4993" calcext:value-type="float">
            <text:p>13652101047.4993</text:p>
          </table:table-cell>
          <table:table-cell table:formula="of:=[.L26]/[.K26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27]/[.C27]" office:value-type="float" office:value="1.2" calcext:value-type="float">
            <text:p>1.2</text:p>
          </table:table-cell>
          <table:table-cell table:formula="of:=[.E27]/[.D27]" office:value-type="float" office:value="1.44" calcext:value-type="float">
            <text:p>1.44</text:p>
          </table:table-cell>
          <table:table-cell table:formula="of:=[.F27]/[.E27]" office:value-type="float" office:value="2.0736" calcext:value-type="float">
            <text:p>2.0736</text:p>
          </table:table-cell>
          <table:table-cell table:formula="of:=[.G27]/[.F27]" office:value-type="float" office:value="4.29981696" calcext:value-type="float">
            <text:p>4.29981696</text:p>
          </table:table-cell>
          <table:table-cell table:formula="of:=[.H27]/[.G27]" office:value-type="float" office:value="18.4884258895036" calcext:value-type="float">
            <text:p>18.4884258895036</text:p>
          </table:table-cell>
          <table:table-cell table:formula="of:=[.I27]/[.H27]" office:value-type="float" office:value="341.821891871668" calcext:value-type="float">
            <text:p>341.821891871668</text:p>
          </table:table-cell>
          <table:table-cell table:formula="of:=[.J27]/[.I27]" office:value-type="float" office:value="116842.205762726" calcext:value-type="float">
            <text:p>116842.205762726</text:p>
          </table:table-cell>
          <table:table-cell table:formula="of:=[.K27]/[.J27]" office:value-type="float" office:value="13652101047.4993" calcext:value-type="float">
            <text:p>13652101047.4993</text:p>
          </table:table-cell>
          <table:table-cell table:formula="of:=[.L27]/[.K27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28]/[.C28]" office:value-type="float" office:value="1.2" calcext:value-type="float">
            <text:p>1.2</text:p>
          </table:table-cell>
          <table:table-cell table:formula="of:=[.E28]/[.D28]" office:value-type="float" office:value="1.44" calcext:value-type="float">
            <text:p>1.44</text:p>
          </table:table-cell>
          <table:table-cell table:formula="of:=[.F28]/[.E28]" office:value-type="float" office:value="2.0736" calcext:value-type="float">
            <text:p>2.0736</text:p>
          </table:table-cell>
          <table:table-cell table:formula="of:=[.G28]/[.F28]" office:value-type="float" office:value="4.29981696" calcext:value-type="float">
            <text:p>4.29981696</text:p>
          </table:table-cell>
          <table:table-cell table:formula="of:=[.H28]/[.G28]" office:value-type="float" office:value="18.4884258895036" calcext:value-type="float">
            <text:p>18.4884258895036</text:p>
          </table:table-cell>
          <table:table-cell table:formula="of:=[.I28]/[.H28]" office:value-type="float" office:value="341.821891871668" calcext:value-type="float">
            <text:p>341.821891871668</text:p>
          </table:table-cell>
          <table:table-cell table:formula="of:=[.J28]/[.I28]" office:value-type="float" office:value="116842.205762726" calcext:value-type="float">
            <text:p>116842.205762726</text:p>
          </table:table-cell>
          <table:table-cell table:formula="of:=[.K28]/[.J28]" office:value-type="float" office:value="13652101047.4993" calcext:value-type="float">
            <text:p>13652101047.4993</text:p>
          </table:table-cell>
          <table:table-cell table:formula="of:=[.L28]/[.K28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29]/[.C29]" office:value-type="float" office:value="1.2" calcext:value-type="float">
            <text:p>1.2</text:p>
          </table:table-cell>
          <table:table-cell table:formula="of:=[.E29]/[.D29]" office:value-type="float" office:value="1.44" calcext:value-type="float">
            <text:p>1.44</text:p>
          </table:table-cell>
          <table:table-cell table:formula="of:=[.F29]/[.E29]" office:value-type="float" office:value="2.0736" calcext:value-type="float">
            <text:p>2.0736</text:p>
          </table:table-cell>
          <table:table-cell table:formula="of:=[.G29]/[.F29]" office:value-type="float" office:value="4.29981696" calcext:value-type="float">
            <text:p>4.29981696</text:p>
          </table:table-cell>
          <table:table-cell table:formula="of:=[.H29]/[.G29]" office:value-type="float" office:value="18.4884258895036" calcext:value-type="float">
            <text:p>18.4884258895036</text:p>
          </table:table-cell>
          <table:table-cell table:formula="of:=[.I29]/[.H29]" office:value-type="float" office:value="341.821891871668" calcext:value-type="float">
            <text:p>341.821891871668</text:p>
          </table:table-cell>
          <table:table-cell table:formula="of:=[.J29]/[.I29]" office:value-type="float" office:value="116842.205762726" calcext:value-type="float">
            <text:p>116842.205762726</text:p>
          </table:table-cell>
          <table:table-cell table:formula="of:=[.K29]/[.J29]" office:value-type="float" office:value="13652101047.4993" calcext:value-type="float">
            <text:p>13652101047.4993</text:p>
          </table:table-cell>
          <table:table-cell table:formula="of:=[.L29]/[.K29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30]/[.C30]" office:value-type="float" office:value="1.2" calcext:value-type="float">
            <text:p>1.2</text:p>
          </table:table-cell>
          <table:table-cell table:formula="of:=[.E30]/[.D30]" office:value-type="float" office:value="1.44" calcext:value-type="float">
            <text:p>1.44</text:p>
          </table:table-cell>
          <table:table-cell table:formula="of:=[.F30]/[.E30]" office:value-type="float" office:value="2.0736" calcext:value-type="float">
            <text:p>2.0736</text:p>
          </table:table-cell>
          <table:table-cell table:formula="of:=[.G30]/[.F30]" office:value-type="float" office:value="4.29981696" calcext:value-type="float">
            <text:p>4.29981696</text:p>
          </table:table-cell>
          <table:table-cell table:formula="of:=[.H30]/[.G30]" office:value-type="float" office:value="18.4884258895036" calcext:value-type="float">
            <text:p>18.4884258895036</text:p>
          </table:table-cell>
          <table:table-cell table:formula="of:=[.I30]/[.H30]" office:value-type="float" office:value="341.821891871668" calcext:value-type="float">
            <text:p>341.821891871668</text:p>
          </table:table-cell>
          <table:table-cell table:formula="of:=[.J30]/[.I30]" office:value-type="float" office:value="116842.205762726" calcext:value-type="float">
            <text:p>116842.205762726</text:p>
          </table:table-cell>
          <table:table-cell table:formula="of:=[.K30]/[.J30]" office:value-type="float" office:value="13652101047.4993" calcext:value-type="float">
            <text:p>13652101047.4993</text:p>
          </table:table-cell>
          <table:table-cell table:formula="of:=[.L30]/[.K30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/>
          <table:table-cell table:formula="of:=[.D31]/[.C31]" office:value-type="float" office:value="1.25" calcext:value-type="float">
            <text:p>1.25</text:p>
          </table:table-cell>
          <table:table-cell table:formula="of:=[.E31]/[.D31]" office:value-type="float" office:value="1.5625" calcext:value-type="float">
            <text:p>1.5625</text:p>
          </table:table-cell>
          <table:table-cell table:formula="of:=[.F31]/[.E31]" office:value-type="float" office:value="2.44140625" calcext:value-type="float">
            <text:p>2.44140625</text:p>
          </table:table-cell>
          <table:table-cell table:formula="of:=[.G31]/[.F31]" office:value-type="float" office:value="5.96046447753906" calcext:value-type="float">
            <text:p>5.96046447753906</text:p>
          </table:table-cell>
          <table:table-cell table:formula="of:=[.H31]/[.G31]" office:value-type="float" office:value="35.527136788005" calcext:value-type="float">
            <text:p>35.527136788005</text:p>
          </table:table-cell>
          <table:table-cell table:formula="of:=[.I31]/[.H31]" office:value-type="float" office:value="1262.17744835362" calcext:value-type="float">
            <text:p>1262.17744835362</text:p>
          </table:table-cell>
          <table:table-cell table:formula="of:=[.J31]/[.I31]" office:value-type="float" office:value="1593091.91113245" calcext:value-type="float">
            <text:p>1593091.91113245</text:p>
          </table:table-cell>
          <table:table-cell table:formula="of:=[.K31]/[.J31]" office:value-type="float" office:value="2537941837315.65" calcext:value-type="float">
            <text:p>2537941837315.65</text:p>
          </table:table-cell>
          <table:table-cell table:formula="of:=[.L31]/[.K31]" office:value-type="float" office:value="6.44114876959713E+024" calcext:value-type="float">
            <text:p>6.44114876959713E+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/>
          <table:table-cell table:formula="of:=[.D32]/[.C32]" office:value-type="float" office:value="1.3" calcext:value-type="float">
            <text:p>1.3</text:p>
          </table:table-cell>
          <table:table-cell table:formula="of:=[.E32]/[.D32]" office:value-type="float" office:value="1.69" calcext:value-type="float">
            <text:p>1.69</text:p>
          </table:table-cell>
          <table:table-cell table:formula="of:=[.F32]/[.E32]" office:value-type="float" office:value="2.8561" calcext:value-type="float">
            <text:p>2.8561</text:p>
          </table:table-cell>
          <table:table-cell table:formula="of:=[.G32]/[.F32]" office:value-type="float" office:value="8.15730721" calcext:value-type="float">
            <text:p>8.15730721</text:p>
          </table:table-cell>
          <table:table-cell table:formula="of:=[.H32]/[.G32]" office:value-type="float" office:value="66.541660918318" calcext:value-type="float">
            <text:p>66.541660918318</text:p>
          </table:table-cell>
          <table:table-cell table:formula="of:=[.I32]/[.H32]" office:value-type="float" office:value="4427.79263776841" calcext:value-type="float">
            <text:p>4427.79263776841</text:p>
          </table:table-cell>
          <table:table-cell table:formula="of:=[.J32]/[.I32]" office:value-type="float" office:value="19605347.6430762" calcext:value-type="float">
            <text:p>19605347.6430762</text:p>
          </table:table-cell>
          <table:table-cell table:formula="of:=[.K32]/[.J32]" office:value-type="float" office:value="384369656205872" calcext:value-type="float">
            <text:p>384369656205872</text:p>
          </table:table-cell>
          <table:table-cell table:formula="of:=[.L32]/[.K32]" office:value-type="float" office:value="1.4774003261182E+029" calcext:value-type="float">
            <text:p>1.4774003261182E+0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/>
          <table:table-cell table:formula="of:=[.D33]/[.C33]" office:value-type="float" office:value="1.33" calcext:value-type="float">
            <text:p>1.33</text:p>
          </table:table-cell>
          <table:table-cell table:formula="of:=[.E33]/[.D33]" office:value-type="float" office:value="1.7689" calcext:value-type="float">
            <text:p>1.7689</text:p>
          </table:table-cell>
          <table:table-cell table:formula="of:=[.F33]/[.E33]" office:value-type="float" office:value="3.12900721" calcext:value-type="float">
            <text:p>3.12900721</text:p>
          </table:table-cell>
          <table:table-cell table:formula="of:=[.G33]/[.F33]" office:value-type="float" office:value="9.79068612023199" calcext:value-type="float">
            <text:p>9.79068612023199</text:p>
          </table:table-cell>
          <table:table-cell table:formula="of:=[.H33]/[.G33]" office:value-type="float" office:value="95.8575347049033" calcext:value-type="float">
            <text:p>95.8575347049033</text:p>
          </table:table-cell>
          <table:table-cell table:formula="of:=[.I33]/[.H33]" office:value-type="float" office:value="9188.66695970174" calcext:value-type="float">
            <text:p>9188.66695970174</text:p>
          </table:table-cell>
          <table:table-cell table:formula="of:=[.J33]/[.I33]" office:value-type="float" office:value="84431600.4963144" calcext:value-type="float">
            <text:p>84431600.4963144</text:p>
          </table:table-cell>
          <table:table-cell table:formula="of:=[.K33]/[.J33]" office:value-type="float" office:value="7128695162369245" calcext:value-type="float">
            <text:p>7128695162369245</text:p>
          </table:table-cell>
          <table:table-cell table:formula="of:=[.L33]/[.K33]" office:value-type="float" office:value="5.08182947179867E+031" calcext:value-type="float">
            <text:p>5.08182947179867E+0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/>
          <table:table-cell table:formula="of:=[.D34]/[.C34]" office:value-type="float" office:value="1.35" calcext:value-type="float">
            <text:p>1.35</text:p>
          </table:table-cell>
          <table:table-cell table:formula="of:=[.E34]/[.D34]" office:value-type="float" office:value="1.8225" calcext:value-type="float">
            <text:p>1.8225</text:p>
          </table:table-cell>
          <table:table-cell table:formula="of:=[.F34]/[.E34]" office:value-type="float" office:value="3.32150625" calcext:value-type="float">
            <text:p>3.32150625</text:p>
          </table:table-cell>
          <table:table-cell table:formula="of:=[.G34]/[.F34]" office:value-type="float" office:value="11.0324037687891" calcext:value-type="float">
            <text:p>11.0324037687891</text:p>
          </table:table-cell>
          <table:table-cell table:formula="of:=[.H34]/[.G34]" office:value-type="float" office:value="121.713932917591" calcext:value-type="float">
            <text:p>121.713932917591</text:p>
          </table:table-cell>
          <table:table-cell table:formula="of:=[.I34]/[.H34]" office:value-type="float" office:value="14814.2814662679" calcext:value-type="float">
            <text:p>14814.2814662679</text:p>
          </table:table-cell>
          <table:table-cell table:formula="of:=[.J34]/[.I34]" office:value-type="float" office:value="219462935.361809" calcext:value-type="float">
            <text:p>219462935.361809</text:p>
          </table:table-cell>
          <table:table-cell table:formula="of:=[.K34]/[.J34]" office:value-type="float" office:value="4.81639799976214E+016" calcext:value-type="float">
            <text:p>4.81639799976214E+016</text:p>
          </table:table-cell>
          <table:table-cell table:formula="of:=[.L34]/[.K34]" office:value-type="float" office:value="2.31976896921127E+033" calcext:value-type="float">
            <text:p>2.31976896921127E+0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/>
          <table:table-cell table:formula="of:=[.D35]/[.C35]" office:value-type="float" office:value="1.4" calcext:value-type="float">
            <text:p>1.4</text:p>
          </table:table-cell>
          <table:table-cell table:formula="of:=[.E35]/[.D35]" office:value-type="float" office:value="1.96" calcext:value-type="float">
            <text:p>1.96</text:p>
          </table:table-cell>
          <table:table-cell table:formula="of:=[.F35]/[.E35]" office:value-type="float" office:value="3.8416" calcext:value-type="float">
            <text:p>3.8416</text:p>
          </table:table-cell>
          <table:table-cell table:formula="of:=[.G35]/[.F35]" office:value-type="float" office:value="14.75789056" calcext:value-type="float">
            <text:p>14.75789056</text:p>
          </table:table-cell>
          <table:table-cell table:formula="of:=[.H35]/[.G35]" office:value-type="float" office:value="217.795333780937" calcext:value-type="float">
            <text:p>217.795333780937</text:p>
          </table:table-cell>
          <table:table-cell table:formula="of:=[.I35]/[.H35]" office:value-type="float" office:value="47434.8074167497" calcext:value-type="float">
            <text:p>47434.8074167497</text:p>
          </table:table-cell>
          <table:table-cell table:formula="of:=[.J35]/[.I35]" office:value-type="float" office:value="2250060954.66413" calcext:value-type="float">
            <text:p>2250060954.66413</text:p>
          </table:table-cell>
          <table:table-cell table:formula="of:=[.K35]/[.J35]" office:value-type="float" office:value="5.06277429970407E+018" calcext:value-type="float">
            <text:p>5.06277429970407E+018</text:p>
          </table:table-cell>
          <table:table-cell table:formula="of:=[.L35]/[.K35]" office:value-type="float" office:value="2.5631683609744E+037" calcext:value-type="float">
            <text:p>2.5631683609744E+03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/>
          <table:table-cell table:formula="of:=[.D36]/[.C36]" office:value-type="float" office:value="1.45" calcext:value-type="float">
            <text:p>1.45</text:p>
          </table:table-cell>
          <table:table-cell table:formula="of:=[.E36]/[.D36]" office:value-type="float" office:value="2.1025" calcext:value-type="float">
            <text:p>2.1025</text:p>
          </table:table-cell>
          <table:table-cell table:formula="of:=[.F36]/[.E36]" office:value-type="float" office:value="4.42050625" calcext:value-type="float">
            <text:p>4.42050625</text:p>
          </table:table-cell>
          <table:table-cell table:formula="of:=[.G36]/[.F36]" office:value-type="float" office:value="19.5408755062891" calcext:value-type="float">
            <text:p>19.5408755062891</text:p>
          </table:table-cell>
          <table:table-cell table:formula="of:=[.H36]/[.G36]" office:value-type="float" office:value="381.845815552288" calcext:value-type="float">
            <text:p>381.845815552288</text:p>
          </table:table-cell>
          <table:table-cell table:formula="of:=[.I36]/[.H36]" office:value-type="float" office:value="145806.226854792" calcext:value-type="float">
            <text:p>145806.226854792</text:p>
          </table:table-cell>
          <table:table-cell table:formula="of:=[.J36]/[.I36]" office:value-type="float" office:value="21259455789.631" calcext:value-type="float">
            <text:p>21259455789.631</text:p>
          </table:table-cell>
          <table:table-cell table:formula="of:=[.K36]/[.J36]" office:value-type="float" office:value="4.51964460471274E+020" calcext:value-type="float">
            <text:p>4.51964460471274E+020</text:p>
          </table:table-cell>
          <table:table-cell table:formula="of:=[.L36]/[.K36]" office:value-type="float" office:value="2.0427187352909E+041" calcext:value-type="float">
            <text:p>2.0427187352909E+0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37]/[.C37]" office:value-type="float" office:value="1.5" calcext:value-type="float">
            <text:p>1.5</text:p>
          </table:table-cell>
          <table:table-cell table:formula="of:=[.E37]/[.D37]" office:value-type="float" office:value="2.25" calcext:value-type="float">
            <text:p>2.25</text:p>
          </table:table-cell>
          <table:table-cell table:formula="of:=[.F37]/[.E37]" office:value-type="float" office:value="5.0625" calcext:value-type="float">
            <text:p>5.0625</text:p>
          </table:table-cell>
          <table:table-cell table:formula="of:=[.G37]/[.F37]" office:value-type="float" office:value="25.62890625" calcext:value-type="float">
            <text:p>25.62890625</text:p>
          </table:table-cell>
          <table:table-cell table:formula="of:=[.H37]/[.G37]" office:value-type="float" office:value="656.840835571289" calcext:value-type="float">
            <text:p>656.840835571289</text:p>
          </table:table-cell>
          <table:table-cell table:formula="of:=[.I37]/[.H37]" office:value-type="float" office:value="431439.883273989" calcext:value-type="float">
            <text:p>431439.883273989</text:p>
          </table:table-cell>
          <table:table-cell table:formula="of:=[.J37]/[.I37]" office:value-type="float" office:value="186140372879.473" calcext:value-type="float">
            <text:p>186140372879.473</text:p>
          </table:table-cell>
          <table:table-cell table:formula="of:=[.K37]/[.J37]" office:value-type="float" office:value="3.46482384157094E+022" calcext:value-type="float">
            <text:p>3.46482384157094E+022</text:p>
          </table:table-cell>
          <table:table-cell table:formula="of:=[.L37]/[.K37]" office:value-type="float" office:value="1.20050042531184E+045" calcext:value-type="float">
            <text:p>1.20050042531184E+0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[.D38]/[.C38]" office:value-type="float" office:value="6" calcext:value-type="float">
            <text:p>6</text:p>
          </table:table-cell>
          <table:table-cell table:formula="of:=[.E38]/[.D38]" office:value-type="float" office:value="36" calcext:value-type="float">
            <text:p>36</text:p>
          </table:table-cell>
          <table:table-cell table:formula="of:=[.F38]/[.E38]" office:value-type="float" office:value="1296" calcext:value-type="float">
            <text:p>1296</text:p>
          </table:table-cell>
          <table:table-cell table:formula="of:=[.G38]/[.F38]" office:value-type="float" office:value="1679616" calcext:value-type="float">
            <text:p>1679616</text:p>
          </table:table-cell>
          <table:table-cell table:formula="of:=[.H38]/[.G38]" office:value-type="float" office:value="2821109907456" calcext:value-type="float">
            <text:p>2821109907456</text:p>
          </table:table-cell>
          <table:table-cell table:formula="of:=[.I38]/[.H38]" office:value-type="float" office:value="7.9586611099464E+024" calcext:value-type="float">
            <text:p>7.9586611099464E+024</text:p>
          </table:table-cell>
          <table:table-cell table:formula="of:=[.J38]/[.I38]" office:value-type="float" office:value="6.33402866629733E+049" calcext:value-type="float">
            <text:p>6.33402866629733E+049</text:p>
          </table:table-cell>
          <table:table-cell table:formula="of:=[.K38]/[.J38]" office:value-type="float" office:value="4.01199191454763E+099" calcext:value-type="float">
            <text:p>4.01199191454763E+099</text:p>
          </table:table-cell>
          <table:table-cell table:formula="of:=[.L38]/[.K38]" office:value-type="string" office:string-value="" calcext:value-type="error">
            <text:p>#NUM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39]/[.C39]" office:value-type="float" office:value="1.5" calcext:value-type="float">
            <text:p>1.5</text:p>
          </table:table-cell>
          <table:table-cell table:formula="of:=[.E39]/[.D39]" office:value-type="float" office:value="2.25" calcext:value-type="float">
            <text:p>2.25</text:p>
          </table:table-cell>
          <table:table-cell table:formula="of:=[.F39]/[.E39]" office:value-type="float" office:value="5.0625" calcext:value-type="float">
            <text:p>5.0625</text:p>
          </table:table-cell>
          <table:table-cell table:formula="of:=[.G39]/[.F39]" office:value-type="float" office:value="25.62890625" calcext:value-type="float">
            <text:p>25.62890625</text:p>
          </table:table-cell>
          <table:table-cell table:formula="of:=[.H39]/[.G39]" office:value-type="float" office:value="656.840835571289" calcext:value-type="float">
            <text:p>656.840835571289</text:p>
          </table:table-cell>
          <table:table-cell table:formula="of:=[.I39]/[.H39]" office:value-type="float" office:value="431439.883273989" calcext:value-type="float">
            <text:p>431439.883273989</text:p>
          </table:table-cell>
          <table:table-cell table:formula="of:=[.J39]/[.I39]" office:value-type="float" office:value="186140372879.473" calcext:value-type="float">
            <text:p>186140372879.473</text:p>
          </table:table-cell>
          <table:table-cell table:formula="of:=[.K39]/[.J39]" office:value-type="float" office:value="3.46482384157094E+022" calcext:value-type="float">
            <text:p>3.46482384157094E+022</text:p>
          </table:table-cell>
          <table:table-cell table:formula="of:=[.L39]/[.K39]" office:value-type="float" office:value="1.20050042531184E+045" calcext:value-type="float">
            <text:p>1.20050042531184E+0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40]/[.C40]" office:value-type="float" office:value="2.25" calcext:value-type="float">
            <text:p>2.25</text:p>
          </table:table-cell>
          <table:table-cell table:formula="of:=[.E40]/[.D40]" office:value-type="float" office:value="5.0625" calcext:value-type="float">
            <text:p>5.0625</text:p>
          </table:table-cell>
          <table:table-cell table:formula="of:=[.F40]/[.E40]" office:value-type="float" office:value="25.62890625" calcext:value-type="float">
            <text:p>25.62890625</text:p>
          </table:table-cell>
          <table:table-cell table:formula="of:=[.G40]/[.F40]" office:value-type="float" office:value="656.840835571289" calcext:value-type="float">
            <text:p>656.840835571289</text:p>
          </table:table-cell>
          <table:table-cell table:formula="of:=[.H40]/[.G40]" office:value-type="float" office:value="431439.883273989" calcext:value-type="float">
            <text:p>431439.883273989</text:p>
          </table:table-cell>
          <table:table-cell table:formula="of:=[.I40]/[.H40]" office:value-type="float" office:value="186140372879.473" calcext:value-type="float">
            <text:p>186140372879.473</text:p>
          </table:table-cell>
          <table:table-cell table:formula="of:=[.J40]/[.I40]" office:value-type="float" office:value="3.46482384157094E+022" calcext:value-type="float">
            <text:p>3.46482384157094E+022</text:p>
          </table:table-cell>
          <table:table-cell table:formula="of:=[.K40]/[.J40]" office:value-type="float" office:value="1.20050042531184E+045" calcext:value-type="float">
            <text:p>1.20050042531184E+045</text:p>
          </table:table-cell>
          <table:table-cell table:formula="of:=[.L40]/[.K40]" office:value-type="float" office:value="1.44120127117391E+090" calcext:value-type="float">
            <text:p>1.44120127117391E+09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41]/[.C41]" office:value-type="float" office:value="2.25" calcext:value-type="float">
            <text:p>2.25</text:p>
          </table:table-cell>
          <table:table-cell table:formula="of:=[.E41]/[.D41]" office:value-type="float" office:value="5.0625" calcext:value-type="float">
            <text:p>5.0625</text:p>
          </table:table-cell>
          <table:table-cell table:formula="of:=[.F41]/[.E41]" office:value-type="float" office:value="25.62890625" calcext:value-type="float">
            <text:p>25.62890625</text:p>
          </table:table-cell>
          <table:table-cell table:formula="of:=[.G41]/[.F41]" office:value-type="float" office:value="656.840835571289" calcext:value-type="float">
            <text:p>656.840835571289</text:p>
          </table:table-cell>
          <table:table-cell table:formula="of:=[.H41]/[.G41]" office:value-type="float" office:value="431439.883273989" calcext:value-type="float">
            <text:p>431439.883273989</text:p>
          </table:table-cell>
          <table:table-cell table:formula="of:=[.I41]/[.H41]" office:value-type="float" office:value="186140372879.473" calcext:value-type="float">
            <text:p>186140372879.473</text:p>
          </table:table-cell>
          <table:table-cell table:formula="of:=[.J41]/[.I41]" office:value-type="float" office:value="3.46482384157094E+022" calcext:value-type="float">
            <text:p>3.46482384157094E+022</text:p>
          </table:table-cell>
          <table:table-cell table:formula="of:=[.K41]/[.J41]" office:value-type="float" office:value="1.20050042531184E+045" calcext:value-type="float">
            <text:p>1.20050042531184E+045</text:p>
          </table:table-cell>
          <table:table-cell table:formula="of:=[.L41]/[.K41]" office:value-type="float" office:value="1.44120127117391E+090" calcext:value-type="float">
            <text:p>1.44120127117391E+090</text:p>
          </table:table-cell>
          <table:table-cell table:number-columns-repeated="11"/>
        </table:table-row>
      </table:table>
      <table:table table:name="BreaksStuff" table:style-name="ta1">
        <office:forms form:automatic-focus="false" form:apply-design-mode="false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Breaks = 0</text:p>
          </table:table-cell>
          <table:table-cell office:value-type="string" calcext:value-type="string">
            <text:p>No Improv = 5</text:p>
          </table:table-cell>
          <table:table-cell office:value-type="string" calcext:value-type="string">
            <text:p>Works =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humbRing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thian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plie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quiers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son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oodlines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sbandry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llnets</text:p>
          </table:table-cell>
          <table:table-cell/>
          <table:table-cell office:value-type="string" calcext:value-type="string">
            <text:p>No fishtraps = 2.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eening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y Dock</text:p>
          </table:table-cell>
          <table:table-cell/>
          <table:table-cell office:value-type="string" calcext:value-type="string">
            <text:p>Kinda work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ipwright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rvo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nctity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bal Me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ock Print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lumi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th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arding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ppers</text:p>
          </table:table-cell>
          <table:table-cell table:number-columns-repeated="3"/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scrip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own Watch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own Patrol</text:p>
          </table:table-cell>
          <table:table-cell table:number-columns-repeated="3"/>
          <table:table-cell table:number-columns-repeated="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om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heelbar</text:p>
          </table:table-cell>
          <table:table-cell/>
          <table:table-cell office:value-type="string" calcext:value-type="string">
            <text:p>Only movement broken</text:p>
          </table:table-cell>
          <table:table-cell office:value-type="string" calcext:value-type="string">
            <text:p>Carry capacity is 16 bit signed counter → 3276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d Cart</text:p>
          </table:table-cell>
          <table:table-cell/>
          <table:table-cell office:value-type="string" calcext:value-type="string">
            <text:p>Only movement broken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cher Ar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er Ar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er Ar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er At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er At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er At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lee At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lee At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lee At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v Ar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v Ar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v Ar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 Ar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 Ar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 Ar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onry</text:p>
          </table:table-cell>
          <table:table-cell/>
          <table:table-cell office:value-type="string" calcext:value-type="string">
            <text:p>Only +arm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Only +arm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ated Shot</text:p>
          </table:table-cell>
          <table:table-cell table:number-columns-repeated="3"/>
          <table:table-cell table:number-columns-repeated="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eadmill</text:p>
          </table:table-cell>
          <table:table-cell table:number-columns-repeated="3"/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emistry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ege Engin Dmg</text:p>
          </table:table-cell>
          <table:table-cell/>
          <table:table-cell office:value-type="string" calcext:value-type="string">
            <text:p>Too much bonus dmg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allistas (Scorps/Eleph)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/Treb/BBC/FlamingCamel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tar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egeEngin Range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rowslits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ne+1</text:p>
          </table:table-cell>
          <table:table-cell/>
          <table:table-cell office:value-type="string" calcext:value-type="string">
            <text:p>Reduced to x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ne+2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d+1</text:p>
          </table:table-cell>
          <table:table-cell/>
          <table:table-cell office:value-type="string" calcext:value-type="string">
            <text:p>Reduced to x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d+2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od+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od+2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od+3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Speed is offset by more gold per trip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/ 5 (mix of speed + more gold per trip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od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od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od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T1/UT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ztec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Berber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Brito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Bulgar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Burmese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Byzantine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Celts</text:p>
          </table:table-cell>
          <table:table-cell/>
          <table:table-cell office:value-type="string" calcext:value-type="string">
            <text:p>Siege units die</text:p>
          </table:table-cell>
          <table:table-cell/>
          <table:table-cell table:number-columns-repeated="3" table:style-name="ce1" office:value-type="string" calcext:value-type="string">
            <text:p>1/1</text:p>
          </table:table-cell>
          <table:table-cell table:number-columns-repeated="6" table:style-name="ce1" office:value-type="string" calcext:value-type="string">
            <text:p>1/5</text:p>
          </table:table-cell>
          <table:table-cell/>
        </table:table-row>
        <table:table-row table:style-name="ro1">
          <table:table-cell office:value-type="string" calcext:value-type="string">
            <text:p>Chinese</text:p>
          </table:table-cell>
          <table:table-cell table:number-columns-repeated="3"/>
          <table:table-cell table:style-name="ce1" office:value-type="string" calcext:value-type="string">
            <text:p>1/1</text:p>
          </table:table-cell>
          <table:table-cell table:number-columns-repeated="8" table:style-name="ce1" office:value-type="string" calcext:value-type="string">
            <text:p>0/1</text:p>
          </table:table-cell>
          <table:table-cell/>
        </table:table-row>
        <table:table-row table:style-name="ro1">
          <table:table-cell office:value-type="string" calcext:value-type="string">
            <text:p>Cum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Ethiop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Frank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Goth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Hu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Inca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Ind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Ital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Japanese</text:p>
          </table:table-cell>
          <table:table-cell table:number-columns-repeated="3"/>
          <table:table-cell table:number-columns-repeated="6" table:style-name="ce1" office:value-type="string" calcext:value-type="string">
            <text:p>1/1</text:p>
          </table:table-cell>
          <table:table-cell table:number-columns-repeated="3" table:style-name="ce1" office:value-type="string" calcext:value-type="string">
            <text:p>5/1</text:p>
          </table:table-cell>
          <table:table-cell/>
        </table:table-row>
        <table:table-row table:style-name="ro1">
          <table:table-cell office:value-type="string" calcext:value-type="string">
            <text:p>Khmer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Kore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Lithuan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Magyar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Malay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Mal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Mayans</text:p>
          </table:table-cell>
          <table:table-cell table:number-columns-repeated="3"/>
          <table:table-cell table:number-columns-repeated="8" table:style-name="ce1" office:value-type="string" calcext:value-type="string">
            <text:p>1/1</text:p>
          </table:table-cell>
          <table:table-cell table:style-name="ce1" office:value-type="string" calcext:value-type="string">
            <text:p>5/1</text:p>
          </table:table-cell>
          <table:table-cell/>
        </table:table-row>
        <table:table-row table:style-name="ro1">
          <table:table-cell office:value-type="string" calcext:value-type="string">
            <text:p>Mongol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Persians</text:p>
          </table:table-cell>
          <table:table-cell table:number-columns-repeated="3"/>
          <table:table-cell table:style-name="ce1" office:value-type="string" calcext:value-type="string">
            <text:p>1/1</text:p>
          </table:table-cell>
          <table:table-cell table:number-columns-repeated="8" table:style-name="ce1" office:value-type="string" calcext:value-type="string">
            <text:p>1/0</text:p>
          </table:table-cell>
          <table:table-cell/>
        </table:table-row>
        <table:table-row table:style-name="ro1">
          <table:table-cell office:value-type="string" calcext:value-type="string">
            <text:p>Portuguese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Sarace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Slav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Spanish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Tatar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Teuto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Turk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Vietnamese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string" calcext:value-type="string">
            <text:p>Viking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20:44:46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3T19:11:59.059000000</meta:creation-date>
    <dc:date>2020-05-29T21:10:04.026000000</dc:date>
    <meta:editing-duration>PT6H5M8S</meta:editing-duration>
    <meta:editing-cycles>48</meta:editing-cycles>
    <meta:generator>LibreOffice/6.4.3.2$Windows_X86_64 LibreOffice_project/747b5d0ebf89f41c860ec2a39efd7cb15b54f2d8</meta:generator>
    <meta:document-statistic meta:table-count="2" meta:cell-count="1833" meta:object-count="0"/>
  </office:meta>
</office:document-meta>
</file>